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 style:data-style-name="N44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3">
      <style:table-cell-properties fo:border="none"/>
    </style:style>
    <style:style style:name="ce22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3"/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8" style:family="table-cell" style:parent-style-name="Default" style:data-style-name="N4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1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4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4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 style:data-style-name="N4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4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5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7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far-100" table:style-name="ta1">
        <office:forms form:automatic-focus="false" form:apply-design-mode="false"/>
        <table:shapes>
          <draw:frame draw:z-index="0" draw:style-name="gr1" draw:text-style-name="P1" svg:width="539.23pt" svg:height="255.23pt" svg:x="0pt" svg:y="756.71pt">
            <draw:object draw:notify-on-update-of-ranges="'Cifar-100'.B21:'Cifar-100'.G21 'Cifar-100'.A22:'Cifar-100'.A22 'Cifar-100'.B22:'Cifar-100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0.03pt" svg:height="255.09pt" svg:x="0pt" svg:y="1036.63pt">
            <draw:object draw:notify-on-update-of-ranges="'Cifar-100'.B24:'Cifar-100'.G24 'Cifar-100'.A25:'Cifar-100'.A25 'Cifar-100'.B25:'Cifar-100'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0.03pt" svg:height="255.09pt" svg:x="0pt" svg:y="1306.2pt">
            <draw:object draw:notify-on-update-of-ranges="'Cifar-100'.B27:'Cifar-100'.G27 'Cifar-100'.A28:'Cifar-100'.A28 'Cifar-100'.B28:'Cifar-100'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40.03pt" svg:height="268.16pt" svg:x="0pt" svg:y="1574.28pt">
            <draw:object draw:notify-on-update-of-ranges="'Cifar-100'.B30:'Cifar-100'.G30 'Cifar-100'.A31:'Cifar-100'.A31 'Cifar-100'.B31:'Cifar-100'.G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40.03pt" svg:height="268.98pt" svg:x="0pt" svg:y="1856.55pt">
            <draw:object draw:notify-on-update-of-ranges="'Cifar-100'.B33:'Cifar-100'.G33 'Cifar-100'.A34:'Cifar-100'.A34 'Cifar-100'.B34:'Cifar-100'.G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37.68pt" svg:height="263.54pt" svg:x="648.96pt" svg:y="755.91pt">
            <draw:object draw:notify-on-update-of-ranges="'Cifar-100'.B38:'Cifar-100'.G38 'Cifar-100'.A39:'Cifar-100'.A39 'Cifar-100'.B39:'Cifar-100'.G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39.83pt" svg:height="255.09pt" svg:x="649.13pt" svg:y="1036.6pt">
            <draw:object draw:notify-on-update-of-ranges="'Cifar-100'.B41:'Cifar-100'.G41 'Cifar-100'.A42:'Cifar-100'.A42 'Cifar-100'.B42:'Cifar-100'.G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41.42pt" svg:height="255.09pt" svg:x="648.34pt" svg:y="1305.38pt">
            <draw:object draw:notify-on-update-of-ranges="'Cifar-100'.B44:'Cifar-100'.G44 'Cifar-100'.A45:'Cifar-100'.A45 'Cifar-100'.B45:'Cifar-100'.G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39.8pt" svg:height="267.48pt" svg:x="649.16pt" svg:y="1574.19pt">
            <draw:object draw:notify-on-update-of-ranges="'Cifar-100'.B47:'Cifar-100'.G47 'Cifar-100'.A48:'Cifar-100'.A48 'Cifar-100'.B48:'Cifar-100'.G4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40.6pt" svg:height="281.79pt" svg:x="649.13pt" svg:y="1857.66pt">
            <draw:object draw:notify-on-update-of-ranges="'Cifar-100'.B50:'Cifar-100'.G50 'Cifar-100'.A51:'Cifar-100'.A51 'Cifar-100'.B51:'Cifar-100'.G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7"/>
        <table:table-column table:style-name="co1" table:number-columns-repeated="4" table:default-cell-style-name="Default"/>
        <table:table-column table:style-name="co1" table:default-cell-style-name="ce36"/>
        <table:table-column table:style-name="co1" table:number-columns-repeated="4" table:default-cell-style-name="Default"/>
        <table:table-column table:style-name="co2" table:number-columns-repeated="1013" table:default-cell-style-name="Default"/>
        <table:table-row table:style-name="ro1">
          <table:table-cell table:style-name="Default"/>
          <table:table-cell table:style-name="ce15"/>
          <table:table-cell table:number-columns-repeated="2"/>
          <table:table-cell table:style-name="ce15"/>
          <table:table-cell/>
          <table:table-cell table:style-name="Default"/>
          <table:table-cell table:style-name="ce15"/>
          <table:table-cell table:number-columns-repeated="1016"/>
        </table:table-row>
        <table:table-row table:style-name="ro1">
          <table:table-cell table:style-name="ce9" office:value-type="string" calcext:value-type="string">
            <text:p>CIFAR 100</text:p>
          </table:table-cell>
          <table:table-cell table:style-name="ce16"/>
          <table:table-cell table:style-name="ce24" office:value-type="string" calcext:value-type="string">
            <text:p>RTX 2060 w/o display</text:p>
          </table:table-cell>
          <table:table-cell table:style-name="ce24"/>
          <table:table-cell table:style-name="ce11"/>
          <table:table-cell table:style-name="ce32" office:value-type="string" calcext:value-type="string">
            <text:p>GTX 1080Ti w/o display</text:p>
          </table:table-cell>
          <table:table-cell table:style-name="ce35"/>
          <table:table-cell table:style-name="ce16"/>
          <table:table-cell table:style-name="ce24" table:number-columns-repeated="1016"/>
        </table:table-row>
        <table:table-row table:style-name="ro1">
          <table:table-cell table:style-name="Default" office:value-type="string" calcext:value-type="string">
            <text:p>ResNet Architecture</text:p>
          </table:table-cell>
          <table:table-cell office:value-type="string" calcext:value-type="string">
            <text:p>fp32</text:p>
          </table:table-cell>
          <table:table-cell table:style-name="ce1" office:value-type="string" calcext:value-type="string">
            <text:p>fp16</text:p>
          </table:table-cell>
          <table:table-cell table:style-name="ce1" office:value-type="string" calcext:value-type="string">
            <text:p>fp16 – batch_size *2</text:p>
          </table:table-cell>
          <table:table-cell table:style-name="ce27" office:value-type="string" calcext:value-type="string">
            <text:p>fp32</text:p>
          </table:table-cell>
          <table:table-cell table:style-name="ce1" office:value-type="string" calcext:value-type="string">
            <text:p>fp16</text:p>
          </table:table-cell>
          <table:table-cell office:value-type="string" calcext:value-type="string">
            <text:p>fp16 – batch_size *2</text:p>
          </table:table-cell>
          <table:table-cell table:style-name="ce17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8" office:value-type="time" office:time-value="PT00H47M37S" calcext:value-type="time">
            <text:p>00:47:37</text:p>
          </table:table-cell>
          <table:table-cell table:style-name="ce5" office:value-type="time" office:time-value="PT00H36M47S" calcext:value-type="time">
            <text:p>00:36:47</text:p>
          </table:table-cell>
          <table:table-cell table:style-name="ce5" office:value-type="time" office:time-value="PT00H36M49S" calcext:value-type="time">
            <text:p>00:36:49</text:p>
          </table:table-cell>
          <table:table-cell table:style-name="ce28" office:value-type="time" office:time-value="PT00H37M03S" calcext:value-type="time">
            <text:p>00:37:03</text:p>
          </table:table-cell>
          <table:table-cell table:style-name="ce5" office:value-type="time" office:time-value="PT00H39M59S" calcext:value-type="time">
            <text:p>00:39:59</text:p>
          </table:table-cell>
          <table:table-cell table:style-name="ce37" office:value-type="time" office:time-value="PT00H39M29S" calcext:value-type="time">
            <text:p>00:39:29</text:p>
          </table:table-cell>
          <table:table-cell table:style-name="ce18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8" office:value-type="time" office:time-value="PT01H12M16S" calcext:value-type="time">
            <text:p>01:12:16</text:p>
          </table:table-cell>
          <table:table-cell table:style-name="ce5" office:value-type="time" office:time-value="PT00H53M35S" calcext:value-type="time">
            <text:p>00:53:35</text:p>
          </table:table-cell>
          <table:table-cell table:style-name="ce5" office:value-type="time" office:time-value="PT00H54M03S" calcext:value-type="time">
            <text:p>00:54:03</text:p>
          </table:table-cell>
          <table:table-cell table:style-name="ce28" office:value-type="time" office:time-value="PT00H53M51S" calcext:value-type="time">
            <text:p>00:53:51</text:p>
          </table:table-cell>
          <table:table-cell table:style-name="ce5" office:value-type="time" office:time-value="PT00H58M06S" calcext:value-type="time">
            <text:p>00:58:06</text:p>
          </table:table-cell>
          <table:table-cell table:style-name="ce37" office:value-type="time" office:time-value="PT00H56M14S" calcext:value-type="time">
            <text:p>00:56:14</text:p>
          </table:table-cell>
          <table:table-cell table:style-name="ce18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8" office:value-type="time" office:time-value="PT02H26M02S" calcext:value-type="time">
            <text:p>02:26:02</text:p>
          </table:table-cell>
          <table:table-cell table:style-name="ce5" office:value-type="time" office:time-value="PT01H37M32S" calcext:value-type="time">
            <text:p>01:37:32</text:p>
          </table:table-cell>
          <table:table-cell table:style-name="ce5" office:value-type="time" office:time-value="PT01H34M24S" calcext:value-type="time">
            <text:p>01:34:24</text:p>
          </table:table-cell>
          <table:table-cell table:style-name="ce28" office:value-type="time" office:time-value="PT01H53M13S" calcext:value-type="time">
            <text:p>01:53:13</text:p>
          </table:table-cell>
          <table:table-cell table:style-name="ce5" office:value-type="time" office:time-value="PT01H59M55S" calcext:value-type="time">
            <text:p>01:59:55</text:p>
          </table:table-cell>
          <table:table-cell table:style-name="ce37" office:value-type="time" office:time-value="PT01H53M13S" calcext:value-type="time">
            <text:p>01:53:13</text:p>
          </table:table-cell>
          <table:table-cell table:style-name="ce18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8" office:value-type="time" office:time-value="PT03H56M51S" calcext:value-type="time">
            <text:p>03:56:51</text:p>
          </table:table-cell>
          <table:table-cell table:style-name="ce5" office:value-type="time" office:time-value="PT02H42M53S" calcext:value-type="time">
            <text:p>02:42:53</text:p>
          </table:table-cell>
          <table:table-cell table:style-name="ce5" office:value-type="time" office:time-value="PT02H30M19S" calcext:value-type="time">
            <text:p>02:30:19</text:p>
          </table:table-cell>
          <table:table-cell table:style-name="ce28" office:value-type="time" office:time-value="PT02H56M36S" calcext:value-type="time">
            <text:p>02:56:36</text:p>
          </table:table-cell>
          <table:table-cell table:style-name="ce5" office:value-type="time" office:time-value="PT03H19M51S" calcext:value-type="time">
            <text:p>03:19:51</text:p>
          </table:table-cell>
          <table:table-cell table:style-name="ce37" office:value-type="time" office:time-value="PT03H06M23S" calcext:value-type="time">
            <text:p>03:06:23</text:p>
          </table:table-cell>
          <table:table-cell table:style-name="ce18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8" office:value-type="time" office:time-value="PT05H57M08S" calcext:value-type="time">
            <text:p>05:57:08</text:p>
          </table:table-cell>
          <table:table-cell table:style-name="ce5" office:value-type="time" office:time-value="PT04H04M48S" calcext:value-type="time">
            <text:p>04:04:48</text:p>
          </table:table-cell>
          <table:table-cell table:style-name="ce5" office:value-type="time" office:time-value="PT03H33M14S" calcext:value-type="time">
            <text:p>03:33:14</text:p>
          </table:table-cell>
          <table:table-cell table:style-name="ce29" office:value-type="time" office:time-value="PT04H27M57S" calcext:value-type="time">
            <text:p>04:27:57</text:p>
          </table:table-cell>
          <table:table-cell table:style-name="ce33" office:value-type="time" office:time-value="PT04H57M33S" calcext:value-type="time">
            <text:p>04:57:33</text:p>
          </table:table-cell>
          <table:table-cell table:style-name="ce38" office:value-type="time" office:time-value="PT04H34M55S" calcext:value-type="time">
            <text:p>04:34:55</text:p>
          </table:table-cell>
          <table:table-cell table:style-name="ce18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style-name="ce15"/>
          <table:table-cell table:number-columns-repeated="2"/>
          <table:table-cell table:style-name="ce15"/>
          <table:table-cell/>
          <table:table-cell table:style-name="Default"/>
          <table:table-cell table:style-name="ce15"/>
          <table:table-cell table:number-columns-repeated="1016"/>
        </table:table-row>
        <table:table-row table:style-name="ro1">
          <table:table-cell table:style-name="ce9" office:value-type="string" calcext:value-type="string">
            <text:p>CIFAR 100</text:p>
          </table:table-cell>
          <table:table-cell table:style-name="ce16"/>
          <table:table-cell table:style-name="ce24" office:value-type="string" calcext:value-type="string">
            <text:p>RTX 2060 w/o display</text:p>
          </table:table-cell>
          <table:table-cell table:style-name="ce24"/>
          <table:table-cell table:style-name="ce11"/>
          <table:table-cell table:style-name="ce32" office:value-type="string" calcext:value-type="string">
            <text:p>GTX 1080Ti w/o display</text:p>
          </table:table-cell>
          <table:table-cell table:style-name="ce35"/>
          <table:table-cell table:style-name="ce16"/>
          <table:table-cell table:style-name="ce24" table:number-columns-repeated="1016"/>
        </table:table-row>
        <table:table-row table:style-name="ro1">
          <table:table-cell table:style-name="Default"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2060 FP16</text:p>
          </table:table-cell>
          <table:table-cell table:style-name="ce1" office:value-type="string" calcext:value-type="string">
            <text:p>2060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9" table:formula="of:=HOUR([.B4])*3600+MINUTE([.B4])*60+SECOND([.B4])" office:value-type="float" office:value="2857" calcext:value-type="float">
            <text:p>2,857</text:p>
          </table:table-cell>
          <table:table-cell table:style-name="ce19" table:formula="of:=HOUR([.C4])*3600+MINUTE([.C4])*60+SECOND([.C4])" office:value-type="float" office:value="2207" calcext:value-type="float">
            <text:p>2,207</text:p>
          </table:table-cell>
          <table:table-cell table:style-name="ce19" table:formula="of:=HOUR([.D4])*3600+MINUTE([.D4])*60+SECOND([.D4])" office:value-type="float" office:value="2209" calcext:value-type="float">
            <text:p>2,209</text:p>
          </table:table-cell>
          <table:table-cell table:style-name="ce30" table:formula="of:=HOUR([.E4])*3600+MINUTE([.E4])*60+SECOND([.E4])" office:value-type="float" office:value="2223" calcext:value-type="float">
            <text:p>2,223</text:p>
          </table:table-cell>
          <table:table-cell table:style-name="ce19" table:formula="of:=HOUR([.F4])*3600+MINUTE([.F4])*60+SECOND([.F4])" office:value-type="float" office:value="2399" calcext:value-type="float">
            <text:p>2,399</text:p>
          </table:table-cell>
          <table:table-cell table:style-name="ce39" table:formula="of:=HOUR([.G4])*3600+MINUTE([.G4])*60+SECOND([.G4])" office:value-type="float" office:value="2369" calcext:value-type="float">
            <text:p>2,369</text:p>
          </table:table-cell>
          <table:table-cell table:style-name="ce19"/>
          <table:table-cell table:style-name="ce45" table:number-columns-repeated="2"/>
          <table:table-cell table:number-columns-repeated="101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9" table:formula="of:=HOUR([.B5])*3600+MINUTE([.B5])*60+SECOND([.B5])" office:value-type="float" office:value="4336" calcext:value-type="float">
            <text:p>4,336</text:p>
          </table:table-cell>
          <table:table-cell table:style-name="ce19" table:formula="of:=HOUR([.C5])*3600+MINUTE([.C5])*60+SECOND([.C5])" office:value-type="float" office:value="3215" calcext:value-type="float">
            <text:p>3,215</text:p>
          </table:table-cell>
          <table:table-cell table:style-name="ce19" table:formula="of:=HOUR([.D5])*3600+MINUTE([.D5])*60+SECOND([.D5])" office:value-type="float" office:value="3243" calcext:value-type="float">
            <text:p>3,243</text:p>
          </table:table-cell>
          <table:table-cell table:style-name="ce30" table:formula="of:=HOUR([.E5])*3600+MINUTE([.E5])*60+SECOND([.E5])" office:value-type="float" office:value="3231" calcext:value-type="float">
            <text:p>3,231</text:p>
          </table:table-cell>
          <table:table-cell table:style-name="ce19" table:formula="of:=HOUR([.F5])*3600+MINUTE([.F5])*60+SECOND([.F5])" office:value-type="float" office:value="3486" calcext:value-type="float">
            <text:p>3,486</text:p>
          </table:table-cell>
          <table:table-cell table:style-name="ce39" table:formula="of:=HOUR([.G5])*3600+MINUTE([.G5])*60+SECOND([.G5])" office:value-type="float" office:value="3374" calcext:value-type="float">
            <text:p>3,374</text:p>
          </table:table-cell>
          <table:table-cell table:style-name="ce19"/>
          <table:table-cell table:style-name="ce45" table:number-columns-repeated="2"/>
          <table:table-cell table:number-columns-repeated="101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9" table:formula="of:=HOUR([.B6])*3600+MINUTE([.B6])*60+SECOND([.B6])" office:value-type="float" office:value="8762" calcext:value-type="float">
            <text:p>8,762</text:p>
          </table:table-cell>
          <table:table-cell table:style-name="ce19" table:formula="of:=HOUR([.C6])*3600+MINUTE([.C6])*60+SECOND([.C6])" office:value-type="float" office:value="5852" calcext:value-type="float">
            <text:p>5,852</text:p>
          </table:table-cell>
          <table:table-cell table:style-name="ce19" table:formula="of:=HOUR([.D6])*3600+MINUTE([.D6])*60+SECOND([.D6])" office:value-type="float" office:value="5664" calcext:value-type="float">
            <text:p>5,664</text:p>
          </table:table-cell>
          <table:table-cell table:style-name="ce30" table:formula="of:=HOUR([.E6])*3600+MINUTE([.E6])*60+SECOND([.E6])" office:value-type="float" office:value="6793" calcext:value-type="float">
            <text:p>6,793</text:p>
          </table:table-cell>
          <table:table-cell table:style-name="ce19" table:formula="of:=HOUR([.F6])*3600+MINUTE([.F6])*60+SECOND([.F6])" office:value-type="float" office:value="7195" calcext:value-type="float">
            <text:p>7,195</text:p>
          </table:table-cell>
          <table:table-cell table:style-name="ce39" table:formula="of:=HOUR([.G6])*3600+MINUTE([.G6])*60+SECOND([.G6])" office:value-type="float" office:value="6793" calcext:value-type="float">
            <text:p>6,793</text:p>
          </table:table-cell>
          <table:table-cell table:style-name="ce19"/>
          <table:table-cell table:style-name="ce45" table:number-columns-repeated="2"/>
          <table:table-cell table:number-columns-repeated="1014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9" table:formula="of:=HOUR([.B7])*3600+MINUTE([.B7])*60+SECOND([.B7])" office:value-type="float" office:value="14211" calcext:value-type="float">
            <text:p>14,211</text:p>
          </table:table-cell>
          <table:table-cell table:style-name="ce19" table:formula="of:=HOUR([.C7])*3600+MINUTE([.C7])*60+SECOND([.C7])" office:value-type="float" office:value="9773" calcext:value-type="float">
            <text:p>9,773</text:p>
          </table:table-cell>
          <table:table-cell table:style-name="ce19" table:formula="of:=HOUR([.D7])*3600+MINUTE([.D7])*60+SECOND([.D7])" office:value-type="float" office:value="9019" calcext:value-type="float">
            <text:p>9,019</text:p>
          </table:table-cell>
          <table:table-cell table:style-name="ce30" table:formula="of:=HOUR([.E7])*3600+MINUTE([.E7])*60+SECOND([.E7])" office:value-type="float" office:value="10596" calcext:value-type="float">
            <text:p>10,596</text:p>
          </table:table-cell>
          <table:table-cell table:style-name="ce19" table:formula="of:=HOUR([.F7])*3600+MINUTE([.F7])*60+SECOND([.F7])" office:value-type="float" office:value="11991" calcext:value-type="float">
            <text:p>11,991</text:p>
          </table:table-cell>
          <table:table-cell table:style-name="ce39" table:formula="of:=HOUR([.G7])*3600+MINUTE([.G7])*60+SECOND([.G7])" office:value-type="float" office:value="11183" calcext:value-type="float">
            <text:p>11,183</text:p>
          </table:table-cell>
          <table:table-cell table:style-name="ce19"/>
          <table:table-cell table:style-name="ce45" table:number-columns-repeated="2"/>
          <table:table-cell table:number-columns-repeated="1014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9" table:formula="of:=HOUR([.B8])*3600+MINUTE([.B8])*60+SECOND([.B8])" office:value-type="float" office:value="21428" calcext:value-type="float">
            <text:p>21,428</text:p>
          </table:table-cell>
          <table:table-cell table:style-name="ce19" table:formula="of:=HOUR([.C8])*3600+MINUTE([.C8])*60+SECOND([.C8])" office:value-type="float" office:value="14688" calcext:value-type="float">
            <text:p>14,688</text:p>
          </table:table-cell>
          <table:table-cell table:style-name="ce19" table:formula="of:=HOUR([.D8])*3600+MINUTE([.D8])*60+SECOND([.D8])" office:value-type="float" office:value="12794" calcext:value-type="float">
            <text:p>12,794</text:p>
          </table:table-cell>
          <table:table-cell table:style-name="ce31" table:formula="of:=HOUR([.E8])*3600+MINUTE([.E8])*60+SECOND([.E8])" office:value-type="float" office:value="16077" calcext:value-type="float">
            <text:p>16,077</text:p>
          </table:table-cell>
          <table:table-cell table:style-name="ce34" table:formula="of:=HOUR([.F8])*3600+MINUTE([.F8])*60+SECOND([.F8])" office:value-type="float" office:value="17853" calcext:value-type="float">
            <text:p>17,853</text:p>
          </table:table-cell>
          <table:table-cell table:style-name="ce40" table:formula="of:=HOUR([.G8])*3600+MINUTE([.G8])*60+SECOND([.G8])" office:value-type="float" office:value="16495" calcext:value-type="float">
            <text:p>16,495</text:p>
          </table:table-cell>
          <table:table-cell table:style-name="ce19"/>
          <table:table-cell table:style-name="ce45" table:number-columns-repeated="2"/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11" office:value-type="string" calcext:value-type="string">
            <text:p>In seconds</text:p>
          </table:table-cell>
          <table:table-cell table:style-name="ce20" table:number-columns-repeated="5"/>
          <table:table-cell table:style-name="ce41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5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office:value-type="string" calcext:value-type="string">
            <text:p>1080Ti FP16 bs*2</text:p>
          </table:table-cell>
          <table:table-cell office:value-type="string" calcext:value-type="string">
            <text:p>1080Ti FP32</text:p>
          </table:table-cell>
          <table:table-cell office:value-type="string" calcext:value-type="string">
            <text:p>2060 FP16 bs*2</text:p>
          </table:table-cell>
          <table:table-cell table:style-name="ce42" office:value-type="string" calcext:value-type="string">
            <text:p>2060 FP1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float" office:value="2857" calcext:value-type="float">
            <text:p>2,857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223" calcext:value-type="float">
            <text:p>2,223</text:p>
          </table:table-cell>
          <table:table-cell table:style-name="ce26" office:value-type="float" office:value="2209" calcext:value-type="float">
            <text:p>2,209</text:p>
          </table:table-cell>
          <table:table-cell table:style-name="ce43" office:value-type="float" office:value="2207" calcext:value-type="float">
            <text:p>2,20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2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" office:value-type="string" calcext:value-type="string">
            <text:p>2060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2060 FP16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1" office:value-type="float" office:value="4336" calcext:value-type="float">
            <text:p>4,336</text:p>
          </table:table-cell>
          <table:table-cell table:style-name="ce21" office:value-type="float" office:value="3486" calcext:value-type="float">
            <text:p>3,486</text:p>
          </table:table-cell>
          <table:table-cell table:style-name="ce21" office:value-type="float" office:value="3374" calcext:value-type="float">
            <text:p>3,374</text:p>
          </table:table-cell>
          <table:table-cell table:style-name="ce21" office:value-type="float" office:value="3243" calcext:value-type="float">
            <text:p>3,243</text:p>
          </table:table-cell>
          <table:table-cell table:style-name="ce21" office:value-type="float" office:value="3231" calcext:value-type="float">
            <text:p>3,231</text:p>
          </table:table-cell>
          <table:table-cell table:style-name="ce43" office:value-type="float" office:value="3215" calcext:value-type="float">
            <text:p>3,215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2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1" office:value-type="float" office:value="8762" calcext:value-type="float">
            <text:p>8,762</text:p>
          </table:table-cell>
          <table:table-cell table:style-name="ce21" office:value-type="float" office:value="7195" calcext:value-type="float">
            <text:p>7,195</text:p>
          </table:table-cell>
          <table:table-cell table:number-columns-repeated="2" table:style-name="ce21" office:value-type="float" office:value="6793" calcext:value-type="float">
            <text:p>6,793</text:p>
          </table:table-cell>
          <table:table-cell table:style-name="ce21" office:value-type="float" office:value="5852" calcext:value-type="float">
            <text:p>5,852</text:p>
          </table:table-cell>
          <table:table-cell table:style-name="ce43" office:value-type="float" office:value="5664" calcext:value-type="float">
            <text:p>5,664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5"/>
          <table:table-cell table:style-name="ce43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1" office:value-type="float" office:value="14211" calcext:value-type="float">
            <text:p>14,211</text:p>
          </table:table-cell>
          <table:table-cell table:style-name="ce21" office:value-type="float" office:value="11991" calcext:value-type="float">
            <text:p>11,991</text:p>
          </table:table-cell>
          <table:table-cell table:style-name="ce21" office:value-type="float" office:value="11183" calcext:value-type="float">
            <text:p>11,183</text:p>
          </table:table-cell>
          <table:table-cell table:style-name="ce21" office:value-type="float" office:value="10596" calcext:value-type="float">
            <text:p>10,596</text:p>
          </table:table-cell>
          <table:table-cell table:style-name="ce21" office:value-type="float" office:value="9773" calcext:value-type="float">
            <text:p>9,773</text:p>
          </table:table-cell>
          <table:table-cell table:style-name="ce43" office:value-type="float" office:value="9019" calcext:value-type="float">
            <text:p>9,019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5"/>
          <table:table-cell table:style-name="ce43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office:value-type="float" office:value="21428" calcext:value-type="float">
            <text:p>21,428</text:p>
          </table:table-cell>
          <table:table-cell table:style-name="ce21" office:value-type="float" office:value="17853" calcext:value-type="float">
            <text:p>17,853</text:p>
          </table:table-cell>
          <table:table-cell table:style-name="ce21" office:value-type="float" office:value="16495" calcext:value-type="float">
            <text:p>16,495</text:p>
          </table:table-cell>
          <table:table-cell table:style-name="ce21" office:value-type="float" office:value="16077" calcext:value-type="float">
            <text:p>16,077</text:p>
          </table:table-cell>
          <table:table-cell table:style-name="ce21" office:value-type="float" office:value="14688" calcext:value-type="float">
            <text:p>14,688</text:p>
          </table:table-cell>
          <table:table-cell table:style-name="ce43" office:value-type="float" office:value="12794" calcext:value-type="float">
            <text:p>12,794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22" table:number-columns-repeated="5"/>
          <table:table-cell table:style-name="ce44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14" office:value-type="string" calcext:value-type="string">
            <text:p>Time-scaled</text:p>
          </table:table-cell>
          <table:table-cell table:style-name="ce20" table:number-columns-repeated="5"/>
          <table:table-cell table:style-name="ce41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5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office:value-type="string" calcext:value-type="string">
            <text:p>1080Ti FP16 bs*2</text:p>
          </table:table-cell>
          <table:table-cell office:value-type="string" calcext:value-type="string">
            <text:p>1080Ti FP32</text:p>
          </table:table-cell>
          <table:table-cell office:value-type="string" calcext:value-type="string">
            <text:p>2060 FP16 bs*2</text:p>
          </table:table-cell>
          <table:table-cell table:style-name="ce42" office:value-type="string" calcext:value-type="string">
            <text:p>2060 FP1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3" table:formula="of:=+[.B22]/[.$G22]" office:value-type="float" office:value="1.29451744449479" calcext:value-type="float">
            <text:p>1.29</text:p>
          </table:table-cell>
          <table:table-cell table:style-name="ce23" table:formula="of:=+[.C22]/[.$G22]" office:value-type="float" office:value="1.08699592206615" calcext:value-type="float">
            <text:p>1.09</text:p>
          </table:table-cell>
          <table:table-cell table:style-name="ce23" table:formula="of:=+[.D22]/[.$G22]" office:value-type="float" office:value="1.07340280924332" calcext:value-type="float">
            <text:p>1.07</text:p>
          </table:table-cell>
          <table:table-cell table:style-name="ce23" table:formula="of:=+[.E22]/[.$G22]" office:value-type="float" office:value="1.00724966017218" calcext:value-type="float">
            <text:p>1.01</text:p>
          </table:table-cell>
          <table:table-cell table:style-name="ce23" table:formula="of:=+[.F22]/[.$G22]" office:value-type="float" office:value="1.00090620752152" calcext:value-type="float">
            <text:p>1.00</text:p>
          </table:table-cell>
          <table:table-cell table:style-name="ce23" table:formula="of:=+[.G22]/[.$G22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2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" office:value-type="string" calcext:value-type="string">
            <text:p>2060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2060 FP16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3" table:formula="of:=+[.B25]/[.$G25]" office:value-type="float" office:value="1.34867807153966" calcext:value-type="float">
            <text:p>1.35</text:p>
          </table:table-cell>
          <table:table-cell table:style-name="ce23" table:formula="of:=+[.C25]/[.$G25]" office:value-type="float" office:value="1.08429237947123" calcext:value-type="float">
            <text:p>1.08</text:p>
          </table:table-cell>
          <table:table-cell table:style-name="ce23" table:formula="of:=+[.D25]/[.$G25]" office:value-type="float" office:value="1.04945567651633" calcext:value-type="float">
            <text:p>1.05</text:p>
          </table:table-cell>
          <table:table-cell table:style-name="ce23" table:formula="of:=+[.E25]/[.$G25]" office:value-type="float" office:value="1.00870917573872" calcext:value-type="float">
            <text:p>1.01</text:p>
          </table:table-cell>
          <table:table-cell table:style-name="ce23" table:formula="of:=+[.F25]/[.$G25]" office:value-type="float" office:value="1.0049766718507" calcext:value-type="float">
            <text:p>1.00</text:p>
          </table:table-cell>
          <table:table-cell table:style-name="ce23" table:formula="of:=+[.G25]/[.$G25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2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3" table:formula="of:=+[.B28]/[.$G28]" office:value-type="float" office:value="1.54696327683616" calcext:value-type="float">
            <text:p>1.55</text:p>
          </table:table-cell>
          <table:table-cell table:style-name="ce23" table:formula="of:=+[.C28]/[.$G28]" office:value-type="float" office:value="1.27030367231638" calcext:value-type="float">
            <text:p>1.27</text:p>
          </table:table-cell>
          <table:table-cell table:style-name="ce23" table:formula="of:=+[.D28]/[.$G28]" office:value-type="float" office:value="1.1993290960452" calcext:value-type="float">
            <text:p>1.20</text:p>
          </table:table-cell>
          <table:table-cell table:style-name="ce23" table:formula="of:=+[.E28]/[.$G28]" office:value-type="float" office:value="1.1993290960452" calcext:value-type="float">
            <text:p>1.20</text:p>
          </table:table-cell>
          <table:table-cell table:style-name="ce23" table:formula="of:=+[.F28]/[.$G28]" office:value-type="float" office:value="1.03319209039548" calcext:value-type="float">
            <text:p>1.03</text:p>
          </table:table-cell>
          <table:table-cell table:style-name="ce23" table:formula="of:=+[.G28]/[.$G28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5"/>
          <table:table-cell table:style-name="ce43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3" table:formula="of:=+[.B31]/[.$G31]" office:value-type="float" office:value="1.575673578002" calcext:value-type="float">
            <text:p>1.58</text:p>
          </table:table-cell>
          <table:table-cell table:style-name="ce23" table:formula="of:=+[.C31]/[.$G31]" office:value-type="float" office:value="1.32952655505045" calcext:value-type="float">
            <text:p>1.33</text:p>
          </table:table-cell>
          <table:table-cell table:style-name="ce23" table:formula="of:=+[.D31]/[.$G31]" office:value-type="float" office:value="1.23993790885908" calcext:value-type="float">
            <text:p>1.24</text:p>
          </table:table-cell>
          <table:table-cell table:style-name="ce23" table:formula="of:=+[.E31]/[.$G31]" office:value-type="float" office:value="1.17485308792549" calcext:value-type="float">
            <text:p>1.17</text:p>
          </table:table-cell>
          <table:table-cell table:style-name="ce23" table:formula="of:=+[.F31]/[.$G31]" office:value-type="float" office:value="1.08360128617363" calcext:value-type="float">
            <text:p>1.08</text:p>
          </table:table-cell>
          <table:table-cell table:style-name="ce23" table:formula="of:=+[.G31]/[.$G31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5"/>
          <table:table-cell table:style-name="ce43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office:value-type="string" calcext:value-type="string">
            <text:p>2060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23" table:formula="of:=+[.B34]/[.$G34]" office:value-type="float" office:value="1.67484758480538" calcext:value-type="float">
            <text:p>1.67</text:p>
          </table:table-cell>
          <table:table-cell table:style-name="ce23" table:formula="of:=+[.C34]/[.$G34]" office:value-type="float" office:value="1.3954197279975" calcext:value-type="float">
            <text:p>1.40</text:p>
          </table:table-cell>
          <table:table-cell table:style-name="ce23" table:formula="of:=+[.D34]/[.$G34]" office:value-type="float" office:value="1.28927622322964" calcext:value-type="float">
            <text:p>1.29</text:p>
          </table:table-cell>
          <table:table-cell table:style-name="ce23" table:formula="of:=+[.E34]/[.$G34]" office:value-type="float" office:value="1.25660465843364" calcext:value-type="float">
            <text:p>1.26</text:p>
          </table:table-cell>
          <table:table-cell table:style-name="ce23" table:formula="of:=+[.F34]/[.$G34]" office:value-type="float" office:value="1.14803814287947" calcext:value-type="float">
            <text:p>1.15</text:p>
          </table:table-cell>
          <table:table-cell table:style-name="ce23" table:formula="of:=+[.G34]/[.$G34]" office:value-type="float" office:value="1" calcext:value-type="float">
            <text:p>1.00</text:p>
          </table:table-cell>
          <table:table-cell table:number-columns-repeated="1017"/>
        </table:table-row>
      </table:table>
      <table:table table:name="Cifar-10" table:style-name="ta1">
        <office:forms form:automatic-focus="false" form:apply-design-mode="false"/>
        <table:shapes>
          <draw:frame draw:z-index="0" draw:style-name="gr1" draw:text-style-name="P1" svg:width="540.11pt" svg:height="281.79pt" svg:x="0pt" svg:y="780.6pt">
            <draw:object draw:notify-on-update-of-ranges="'Cifar-10'.B24:'Cifar-10'.G24 'Cifar-10'.A25:'Cifar-10'.A25 'Cifar-10'.B25:'Cifar-10'.G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539.8pt" svg:height="279.5pt" svg:x="75.46pt" svg:y="120.3pt">
            <draw:object draw:notify-on-update-of-ranges="'Cifar-10'.B44:'Cifar-10'.G44 'Cifar-10'.A45:'Cifar-10'.A45 'Cifar-10'.B45:'Cifar-10'.G4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539.04pt" svg:height="281.17pt" svg:x="0pt" svg:y="1396.4pt">
            <draw:object draw:notify-on-update-of-ranges="'Cifar-10'.B30:'Cifar-10'.G30 'Cifar-10'.A31:'Cifar-10'.A31 'Cifar-10'.B31:'Cifar-10'.G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539.04pt" svg:height="269.74pt" svg:x="0pt" svg:y="1714.99pt">
            <draw:object draw:notify-on-update-of-ranges="'Cifar-10'.B33:'Cifar-10'.G33 'Cifar-10'.A34:'Cifar-10'.A34 'Cifar-10'.B34:'Cifar-10'.G3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1" draw:text-style-name="P1" svg:width="540.11pt" svg:height="280.29pt" svg:x="649.96pt" svg:y="1715.73pt">
            <draw:object draw:notify-on-update-of-ranges="'Cifar-10'.B53:'Cifar-10'.G53 'Cifar-10'.A54:'Cifar-10'.A54 'Cifar-10'.B54:'Cifar-10'.G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5" draw:style-name="gr1" draw:text-style-name="P1" svg:width="539.8pt" svg:height="281.03pt" svg:x="0pt" svg:y="2034.26pt">
            <draw:object draw:notify-on-update-of-ranges="'Cifar-10'.B36:'Cifar-10'.G36 'Cifar-10'.A37:'Cifar-10'.A37 'Cifar-10'.B37:'Cifar-10'.G3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1" draw:text-style-name="P1" svg:width="540.11pt" svg:height="293.84pt" svg:x="648.4pt" svg:y="2022.21pt">
            <draw:object draw:notify-on-update-of-ranges="'Cifar-10'.B56:'Cifar-10'.G56 'Cifar-10'.A57:'Cifar-10'.A57 'Cifar-10'.B57:'Cifar-10'.G5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7" draw:style-name="gr1" draw:text-style-name="P1" svg:width="539.04pt" svg:height="281.79pt" svg:x="0pt" svg:y="1087.8pt">
            <draw:object draw:notify-on-update-of-ranges="'Cifar-10'.B27:'Cifar-10'.G27 'Cifar-10'.A28:'Cifar-10'.A28 'Cifar-10'.B28:'Cifar-10'.G2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539.91pt" svg:height="293.1pt" svg:x="648.4pt" svg:y="780.6pt">
            <draw:object draw:notify-on-update-of-ranges="'Cifar-10'.B44:'Cifar-10'.G44 'Cifar-10'.A45:'Cifar-10'.A45 'Cifar-10'.B45:'Cifar-10'.G45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9" draw:style-name="gr1" draw:text-style-name="P1" svg:width="543.69pt" svg:height="293.64pt" svg:x="647.94pt" svg:y="1087.26pt">
            <draw:object draw:notify-on-update-of-ranges="'Cifar-10'.A47:'Cifar-10'.A47 'Cifar-10'.B47:'Cifar-10'.G47 'Cifar-10'.A48:'Cifar-10'.A48 'Cifar-10'.B48:'Cifar-10'.G4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0" draw:style-name="gr1" draw:text-style-name="P1" svg:width="540.11pt" svg:height="294.55pt" svg:x="648.4pt" svg:y="1395.81pt">
            <draw:object draw:notify-on-update-of-ranges="'Cifar-10'.A50:'Cifar-10'.A50 'Cifar-10'.B50:'Cifar-10'.G50 'Cifar-10'.A51:'Cifar-10'.A51 'Cifar-10'.B51:'Cifar-10'.G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9"/>
        <table:table-column table:style-name="co1" table:default-cell-style-name="ce1"/>
        <table:table-column table:style-name="co1" table:default-cell-style-name="ce19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IFAR 10</text:p>
          </table:table-cell>
          <table:table-cell table:style-name="ce16"/>
          <table:table-cell table:style-name="ce24" office:value-type="string" calcext:value-type="string">
            <text:p>RTX 2060 w/o display</text:p>
          </table:table-cell>
          <table:table-cell table:style-name="ce24"/>
          <table:table-cell table:style-name="ce11"/>
          <table:table-cell table:style-name="ce32" office:value-type="string" calcext:value-type="string">
            <text:p>GTX 1080Ti w/o display</text:p>
          </table:table-cell>
          <table:table-cell table:style-name="ce35"/>
          <table:table-cell table:style-name="ce16"/>
          <table:table-cell table:style-name="ce24" office:value-type="string" calcext:value-type="string">
            <text:p>GTX 1080Ti w/ dual-display</text:p>
          </table:table-cell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table:style-name="ce1" office:value-type="string" calcext:value-type="string">
            <text:p>fp16 – batch_size *2</text:p>
          </table:table-cell>
          <table:table-cell table:style-name="ce27"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table:style-name="ce36" office:value-type="string" calcext:value-type="string">
            <text:p>fp16 – batch_size *2</text:p>
          </table:table-cell>
          <table:table-cell table:style-name="ce17" office:value-type="string" calcext:value-type="string">
            <text:p>fp32</text:p>
          </table:table-cell>
          <table:table-cell table:style-name="ce1" office:value-type="string" calcext:value-type="string">
            <text:p>fp16</text:p>
          </table:table-cell>
          <table:table-cell table:style-name="ce1" office:value-type="string" calcext:value-type="string">
            <text:p>fp16 – batch_size *2</text:p>
          </table:table-cell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8" office:value-type="time" office:time-value="PT00H05M09S" calcext:value-type="time">
            <text:p>00:05:09</text:p>
          </table:table-cell>
          <table:table-cell table:style-name="ce5" office:value-type="time" office:time-value="PT00H04M46S" calcext:value-type="time">
            <text:p>00:04:46</text:p>
          </table:table-cell>
          <table:table-cell table:style-name="ce5" office:value-type="time" office:time-value="PT00H04M49S" calcext:value-type="time">
            <text:p>00:04:49</text:p>
          </table:table-cell>
          <table:table-cell table:style-name="ce28" office:value-type="time" office:time-value="PT00H04M41S" calcext:value-type="time">
            <text:p>00:04:41</text:p>
          </table:table-cell>
          <table:table-cell table:style-name="ce5" office:value-type="time" office:time-value="PT00H04M35S" calcext:value-type="time">
            <text:p>00:04:35</text:p>
          </table:table-cell>
          <table:table-cell table:style-name="ce37" office:value-type="time" office:time-value="PT00H04M46S" calcext:value-type="time">
            <text:p>00:04:46</text:p>
          </table:table-cell>
          <table:table-cell table:style-name="ce18" office:value-type="time" office:time-value="PT00H04M50S" calcext:value-type="time">
            <text:p>00:04:50</text:p>
          </table:table-cell>
          <table:table-cell table:style-name="ce5" office:value-type="time" office:time-value="PT00H04M45S" calcext:value-type="time">
            <text:p>00:04:45</text:p>
          </table:table-cell>
          <table:table-cell table:style-name="ce5" office:value-type="time" office:time-value="PT00H04M56S" calcext:value-type="time">
            <text:p>00:04:56</text:p>
          </table:table-cell>
          <table:table-cell table:number-columns-repeated="101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8" office:value-type="time" office:time-value="PT00H05M29S" calcext:value-type="time">
            <text:p>00:05:29</text:p>
          </table:table-cell>
          <table:table-cell table:style-name="ce5" office:value-type="time" office:time-value="PT00H05M30S" calcext:value-type="time">
            <text:p>00:05:30</text:p>
          </table:table-cell>
          <table:table-cell table:style-name="ce5" office:value-type="time" office:time-value="PT00H04M53S" calcext:value-type="time">
            <text:p>00:04:53</text:p>
          </table:table-cell>
          <table:table-cell table:style-name="ce28" office:value-type="time" office:time-value="PT00H05M04S" calcext:value-type="time">
            <text:p>00:05:04</text:p>
          </table:table-cell>
          <table:table-cell table:style-name="ce5" office:value-type="time" office:time-value="PT00H05M32S" calcext:value-type="time">
            <text:p>00:05:32</text:p>
          </table:table-cell>
          <table:table-cell table:style-name="ce37" office:value-type="time" office:time-value="PT00H04M57S" calcext:value-type="time">
            <text:p>00:04:57</text:p>
          </table:table-cell>
          <table:table-cell table:style-name="ce18" office:value-type="time" office:time-value="PT00H05M22S" calcext:value-type="time">
            <text:p>00:05:22</text:p>
          </table:table-cell>
          <table:table-cell table:style-name="ce5" office:value-type="time" office:time-value="PT00H06M02S" calcext:value-type="time">
            <text:p>00:06:02</text:p>
          </table:table-cell>
          <table:table-cell table:style-name="ce5" office:value-type="time" office:time-value="PT00H05M22S" calcext:value-type="time">
            <text:p>00:05:22</text:p>
          </table:table-cell>
          <table:table-cell table:number-columns-repeated="101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8" office:value-type="time" office:time-value="PT00H09M17S" calcext:value-type="time">
            <text:p>00:09:17</text:p>
          </table:table-cell>
          <table:table-cell table:style-name="ce5" office:value-type="time" office:time-value="PT00H07M02S" calcext:value-type="time">
            <text:p>00:07:02</text:p>
          </table:table-cell>
          <table:table-cell table:style-name="ce5" office:value-type="time" office:time-value="PT00H06M00S" calcext:value-type="time">
            <text:p>00:06:00</text:p>
          </table:table-cell>
          <table:table-cell table:style-name="ce28" office:value-type="time" office:time-value="PT00H07M23S" calcext:value-type="time">
            <text:p>00:07:23</text:p>
          </table:table-cell>
          <table:table-cell table:style-name="ce5" office:value-type="time" office:time-value="PT00H08M10S" calcext:value-type="time">
            <text:p>00:08:10</text:p>
          </table:table-cell>
          <table:table-cell table:style-name="ce37" office:value-type="time" office:time-value="PT00H07M42S" calcext:value-type="time">
            <text:p>00:07:42</text:p>
          </table:table-cell>
          <table:table-cell table:style-name="ce18" office:value-type="time" office:time-value="PT00H07M58S" calcext:value-type="time">
            <text:p>00:07:58</text:p>
          </table:table-cell>
          <table:table-cell table:style-name="ce5" office:value-type="time" office:time-value="PT00H08M43S" calcext:value-type="time">
            <text:p>00:08:43</text:p>
          </table:table-cell>
          <table:table-cell table:style-name="ce5" office:value-type="time" office:time-value="PT00H08M04S" calcext:value-type="time">
            <text:p>00:08:04</text:p>
          </table:table-cell>
          <table:table-cell table:number-columns-repeated="1014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8" office:value-type="time" office:time-value="PT00H13M35S" calcext:value-type="time">
            <text:p>00:13:35</text:p>
          </table:table-cell>
          <table:table-cell table:style-name="ce5" office:value-type="time" office:time-value="PT00H10M41S" calcext:value-type="time">
            <text:p>00:10:41</text:p>
          </table:table-cell>
          <table:table-cell table:style-name="ce5" office:value-type="time" office:time-value="PT00H08M48S" calcext:value-type="time">
            <text:p>00:08:48</text:p>
          </table:table-cell>
          <table:table-cell table:style-name="ce28" office:value-type="time" office:time-value="PT00H11M22S" calcext:value-type="time">
            <text:p>00:11:22</text:p>
          </table:table-cell>
          <table:table-cell table:style-name="ce5" office:value-type="time" office:time-value="PT00H13M05S" calcext:value-type="time">
            <text:p>00:13:05</text:p>
          </table:table-cell>
          <table:table-cell table:style-name="ce37" office:value-type="time" office:time-value="PT00H11M11S" calcext:value-type="time">
            <text:p>00:11:11</text:p>
          </table:table-cell>
          <table:table-cell table:style-name="ce18" office:value-type="time" office:time-value="PT00H12M11S" calcext:value-type="time">
            <text:p>00:12:11</text:p>
          </table:table-cell>
          <table:table-cell table:style-name="ce5" office:value-type="time" office:time-value="PT00H13M58S" calcext:value-type="time">
            <text:p>00:13:58</text:p>
          </table:table-cell>
          <table:table-cell table:style-name="ce5" office:value-type="time" office:time-value="PT00H11M58S" calcext:value-type="time">
            <text:p>00:11:58</text:p>
          </table:table-cell>
          <table:table-cell table:number-columns-repeated="1014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8" office:value-type="time" office:time-value="PT00H18M08S" calcext:value-type="time">
            <text:p>00:18:08</text:p>
          </table:table-cell>
          <table:table-cell table:style-name="ce5" office:value-type="time" office:time-value="PT00H14M35S" calcext:value-type="time">
            <text:p>00:14:35</text:p>
          </table:table-cell>
          <table:table-cell table:style-name="ce5" office:value-type="time" office:time-value="PT00H11M32S" calcext:value-type="time">
            <text:p>00:11:32</text:p>
          </table:table-cell>
          <table:table-cell table:style-name="ce28" office:value-type="time" office:time-value="PT00H15M17S" calcext:value-type="time">
            <text:p>00:15:17</text:p>
          </table:table-cell>
          <table:table-cell table:style-name="ce5" office:value-type="time" office:time-value="PT00H17M46S" calcext:value-type="time">
            <text:p>00:17:46</text:p>
          </table:table-cell>
          <table:table-cell table:style-name="ce37" office:value-type="time" office:time-value="PT00H14M37S" calcext:value-type="time">
            <text:p>00:14:37</text:p>
          </table:table-cell>
          <table:table-cell table:style-name="ce18" office:value-type="time" office:time-value="PT00H16M15S" calcext:value-type="time">
            <text:p>00:16:15</text:p>
          </table:table-cell>
          <table:table-cell table:style-name="ce5" office:value-type="time" office:time-value="PT00H19M14S" calcext:value-type="time">
            <text:p>00:19:14</text:p>
          </table:table-cell>
          <table:table-cell table:style-name="ce5" office:value-type="time" office:time-value="PT00H15M18S" calcext:value-type="time">
            <text:p>00:15: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RN_22</text:p>
          </table:table-cell>
          <table:table-cell table:style-name="ce18" office:value-type="time" office:time-value="PT00H31M28S" calcext:value-type="time">
            <text:p>00:31:28</text:p>
          </table:table-cell>
          <table:table-cell table:style-name="ce5" office:value-type="time" office:time-value="PT00H23M38S" calcext:value-type="time">
            <text:p>00:23:38</text:p>
          </table:table-cell>
          <table:table-cell table:style-name="ce5" office:value-type="time" office:time-value="PT00H23M26S" calcext:value-type="time">
            <text:p>00:23:26</text:p>
          </table:table-cell>
          <table:table-cell table:style-name="ce29" office:value-type="time" office:time-value="PT00H21M58S" calcext:value-type="time">
            <text:p>00:21:58</text:p>
          </table:table-cell>
          <table:table-cell table:style-name="ce33" office:value-type="time" office:time-value="PT00H23M18S" calcext:value-type="time">
            <text:p>00:23:18</text:p>
          </table:table-cell>
          <table:table-cell table:style-name="ce38" office:value-type="time" office:time-value="PT00H22M31S" calcext:value-type="time">
            <text:p>00:22:31</text:p>
          </table:table-cell>
          <table:table-cell table:style-name="ce18" office:value-type="time" office:time-value="PT00H24M01S" calcext:value-type="time">
            <text:p>00:24:01</text:p>
          </table:table-cell>
          <table:table-cell table:style-name="ce5" office:value-type="time" office:time-value="PT00H25M31S" calcext:value-type="time">
            <text:p>00:25:31</text:p>
          </table:table-cell>
          <table:table-cell table:style-name="ce5" office:value-type="time" office:time-value="PT00H24M56S" calcext:value-type="time">
            <text:p>00:24:56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>
            <text:p>Data in seconds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IFAR 10</text:p>
          </table:table-cell>
          <table:table-cell table:style-name="ce16"/>
          <table:table-cell table:style-name="ce24" office:value-type="string" calcext:value-type="string">
            <text:p>RTX 2060 w/o display</text:p>
          </table:table-cell>
          <table:table-cell table:style-name="ce24"/>
          <table:table-cell table:style-name="ce11"/>
          <table:table-cell table:style-name="ce32" office:value-type="string" calcext:value-type="string">
            <text:p>GTX 1080Ti w/o display</text:p>
          </table:table-cell>
          <table:table-cell table:style-name="ce35"/>
          <table:table-cell table:style-name="ce16"/>
          <table:table-cell table:style-name="ce24" office:value-type="string" calcext:value-type="string">
            <text:p>GTX 1080Ti w/ dual-display</text:p>
          </table:table-cell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2060 FP16</text:p>
          </table:table-cell>
          <table:table-cell table:style-name="ce1" office:value-type="string" calcext:value-type="string">
            <text:p>2060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1080Ti FP16</text:p>
          </table:table-cell>
          <table:table-cell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HOUR([.B4])*3600+MINUTE([.B4])*60+SECOND([.B4])" office:value-type="float" office:value="309" calcext:value-type="float">
            <text:p>309</text:p>
          </table:table-cell>
          <table:table-cell table:style-name="ce19" table:formula="of:=HOUR([.C4])*3600+MINUTE([.C4])*60+SECOND([.C4])" office:value-type="float" office:value="286" calcext:value-type="float">
            <text:p>286</text:p>
          </table:table-cell>
          <table:table-cell table:formula="of:=HOUR([.D4])*3600+MINUTE([.D4])*60+SECOND([.D4])" office:value-type="float" office:value="289" calcext:value-type="float">
            <text:p>289</text:p>
          </table:table-cell>
          <table:table-cell table:style-name="ce30" table:formula="of:=HOUR([.E4])*3600+MINUTE([.E4])*60+SECOND([.E4])" office:value-type="float" office:value="281" calcext:value-type="float">
            <text:p>281</text:p>
          </table:table-cell>
          <table:table-cell table:style-name="ce19" table:formula="of:=HOUR([.F4])*3600+MINUTE([.F4])*60+SECOND([.F4])" office:value-type="float" office:value="275" calcext:value-type="float">
            <text:p>275</text:p>
          </table:table-cell>
          <table:table-cell table:style-name="ce39" table:formula="of:=HOUR([.G4])*3600+MINUTE([.G4])*60+SECOND([.G4])" office:value-type="float" office:value="286" calcext:value-type="float">
            <text:p>286</text:p>
          </table:table-cell>
          <table:table-cell table:style-name="ce19" table:formula="of:=HOUR([.H4])*3600+MINUTE([.H4])*60+SECOND([.H4])" office:value-type="float" office:value="290" calcext:value-type="float">
            <text:p>290</text:p>
          </table:table-cell>
          <table:table-cell table:style-name="ce19" table:formula="of:=HOUR([.I4])*3600+MINUTE([.I4])*60+SECOND([.I4])" office:value-type="float" office:value="285" calcext:value-type="float">
            <text:p>285</text:p>
          </table:table-cell>
          <table:table-cell table:style-name="ce19" table:formula="of:=HOUR([.J4])*3600+MINUTE([.J4])*60+SECOND([.J4])" office:value-type="float" office:value="296" calcext:value-type="float">
            <text:p>296</text:p>
          </table:table-cell>
          <table:table-cell table:number-columns-repeated="101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HOUR([.B5])*3600+MINUTE([.B5])*60+SECOND([.B5])" office:value-type="float" office:value="329" calcext:value-type="float">
            <text:p>329</text:p>
          </table:table-cell>
          <table:table-cell table:style-name="ce19" table:formula="of:=HOUR([.C5])*3600+MINUTE([.C5])*60+SECOND([.C5])" office:value-type="float" office:value="330" calcext:value-type="float">
            <text:p>330</text:p>
          </table:table-cell>
          <table:table-cell table:formula="of:=HOUR([.D5])*3600+MINUTE([.D5])*60+SECOND([.D5])" office:value-type="float" office:value="293" calcext:value-type="float">
            <text:p>293</text:p>
          </table:table-cell>
          <table:table-cell table:style-name="ce30" table:formula="of:=HOUR([.E5])*3600+MINUTE([.E5])*60+SECOND([.E5])" office:value-type="float" office:value="304" calcext:value-type="float">
            <text:p>304</text:p>
          </table:table-cell>
          <table:table-cell table:style-name="ce19" table:formula="of:=HOUR([.F5])*3600+MINUTE([.F5])*60+SECOND([.F5])" office:value-type="float" office:value="332" calcext:value-type="float">
            <text:p>332</text:p>
          </table:table-cell>
          <table:table-cell table:style-name="ce39" table:formula="of:=HOUR([.G5])*3600+MINUTE([.G5])*60+SECOND([.G5])" office:value-type="float" office:value="297" calcext:value-type="float">
            <text:p>297</text:p>
          </table:table-cell>
          <table:table-cell table:style-name="ce19" table:formula="of:=HOUR([.H5])*3600+MINUTE([.H5])*60+SECOND([.H5])" office:value-type="float" office:value="322" calcext:value-type="float">
            <text:p>322</text:p>
          </table:table-cell>
          <table:table-cell table:style-name="ce19" table:formula="of:=HOUR([.I5])*3600+MINUTE([.I5])*60+SECOND([.I5])" office:value-type="float" office:value="362" calcext:value-type="float">
            <text:p>362</text:p>
          </table:table-cell>
          <table:table-cell table:style-name="ce19" table:formula="of:=HOUR([.J5])*3600+MINUTE([.J5])*60+SECOND([.J5])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HOUR([.B6])*3600+MINUTE([.B6])*60+SECOND([.B6])" office:value-type="float" office:value="557" calcext:value-type="float">
            <text:p>557</text:p>
          </table:table-cell>
          <table:table-cell table:style-name="ce19" table:formula="of:=HOUR([.C6])*3600+MINUTE([.C6])*60+SECOND([.C6])" office:value-type="float" office:value="422" calcext:value-type="float">
            <text:p>422</text:p>
          </table:table-cell>
          <table:table-cell table:formula="of:=HOUR([.D6])*3600+MINUTE([.D6])*60+SECOND([.D6])" office:value-type="float" office:value="360" calcext:value-type="float">
            <text:p>360</text:p>
          </table:table-cell>
          <table:table-cell table:style-name="ce30" table:formula="of:=HOUR([.E6])*3600+MINUTE([.E6])*60+SECOND([.E6])" office:value-type="float" office:value="443" calcext:value-type="float">
            <text:p>443</text:p>
          </table:table-cell>
          <table:table-cell table:style-name="ce19" table:formula="of:=HOUR([.F6])*3600+MINUTE([.F6])*60+SECOND([.F6])" office:value-type="float" office:value="490" calcext:value-type="float">
            <text:p>490</text:p>
          </table:table-cell>
          <table:table-cell table:style-name="ce39" table:formula="of:=HOUR([.G6])*3600+MINUTE([.G6])*60+SECOND([.G6])" office:value-type="float" office:value="462" calcext:value-type="float">
            <text:p>462</text:p>
          </table:table-cell>
          <table:table-cell table:style-name="ce19" table:formula="of:=HOUR([.H6])*3600+MINUTE([.H6])*60+SECOND([.H6])" office:value-type="float" office:value="478" calcext:value-type="float">
            <text:p>478</text:p>
          </table:table-cell>
          <table:table-cell table:style-name="ce19" table:formula="of:=HOUR([.I6])*3600+MINUTE([.I6])*60+SECOND([.I6])" office:value-type="float" office:value="523" calcext:value-type="float">
            <text:p>523</text:p>
          </table:table-cell>
          <table:table-cell table:style-name="ce19" table:formula="of:=HOUR([.J6])*3600+MINUTE([.J6])*60+SECOND([.J6])" office:value-type="float" office:value="484" calcext:value-type="float">
            <text:p>484</text:p>
          </table:table-cell>
          <table:table-cell table:number-columns-repeated="1014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formula="of:=HOUR([.B7])*3600+MINUTE([.B7])*60+SECOND([.B7])" office:value-type="float" office:value="815" calcext:value-type="float">
            <text:p>815</text:p>
          </table:table-cell>
          <table:table-cell table:style-name="ce19" table:formula="of:=HOUR([.C7])*3600+MINUTE([.C7])*60+SECOND([.C7])" office:value-type="float" office:value="641" calcext:value-type="float">
            <text:p>641</text:p>
          </table:table-cell>
          <table:table-cell table:formula="of:=HOUR([.D7])*3600+MINUTE([.D7])*60+SECOND([.D7])" office:value-type="float" office:value="528" calcext:value-type="float">
            <text:p>528</text:p>
          </table:table-cell>
          <table:table-cell table:style-name="ce30" table:formula="of:=HOUR([.E7])*3600+MINUTE([.E7])*60+SECOND([.E7])" office:value-type="float" office:value="682" calcext:value-type="float">
            <text:p>682</text:p>
          </table:table-cell>
          <table:table-cell table:style-name="ce19" table:formula="of:=HOUR([.F7])*3600+MINUTE([.F7])*60+SECOND([.F7])" office:value-type="float" office:value="785" calcext:value-type="float">
            <text:p>785</text:p>
          </table:table-cell>
          <table:table-cell table:style-name="ce39" table:formula="of:=HOUR([.G7])*3600+MINUTE([.G7])*60+SECOND([.G7])" office:value-type="float" office:value="671" calcext:value-type="float">
            <text:p>671</text:p>
          </table:table-cell>
          <table:table-cell table:style-name="ce19" table:formula="of:=HOUR([.H7])*3600+MINUTE([.H7])*60+SECOND([.H7])" office:value-type="float" office:value="731" calcext:value-type="float">
            <text:p>731</text:p>
          </table:table-cell>
          <table:table-cell table:style-name="ce19" table:formula="of:=HOUR([.I7])*3600+MINUTE([.I7])*60+SECOND([.I7])" office:value-type="float" office:value="838" calcext:value-type="float">
            <text:p>838</text:p>
          </table:table-cell>
          <table:table-cell table:style-name="ce19" table:formula="of:=HOUR([.J7])*3600+MINUTE([.J7])*60+SECOND([.J7])" office:value-type="float" office:value="718" calcext:value-type="float">
            <text:p>718</text:p>
          </table:table-cell>
          <table:table-cell table:number-columns-repeated="1014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formula="of:=HOUR([.B8])*3600+MINUTE([.B8])*60+SECOND([.B8])" office:value-type="float" office:value="1088" calcext:value-type="float">
            <text:p>1,088</text:p>
          </table:table-cell>
          <table:table-cell table:style-name="ce19" table:formula="of:=HOUR([.C8])*3600+MINUTE([.C8])*60+SECOND([.C8])" office:value-type="float" office:value="875" calcext:value-type="float">
            <text:p>875</text:p>
          </table:table-cell>
          <table:table-cell table:formula="of:=HOUR([.D8])*3600+MINUTE([.D8])*60+SECOND([.D8])" office:value-type="float" office:value="692" calcext:value-type="float">
            <text:p>692</text:p>
          </table:table-cell>
          <table:table-cell table:style-name="ce30" table:formula="of:=HOUR([.E8])*3600+MINUTE([.E8])*60+SECOND([.E8])" office:value-type="float" office:value="917" calcext:value-type="float">
            <text:p>917</text:p>
          </table:table-cell>
          <table:table-cell table:style-name="ce19" table:formula="of:=HOUR([.F8])*3600+MINUTE([.F8])*60+SECOND([.F8])" office:value-type="float" office:value="1066" calcext:value-type="float">
            <text:p>1,066</text:p>
          </table:table-cell>
          <table:table-cell table:style-name="ce39" table:formula="of:=HOUR([.G8])*3600+MINUTE([.G8])*60+SECOND([.G8])" office:value-type="float" office:value="877" calcext:value-type="float">
            <text:p>877</text:p>
          </table:table-cell>
          <table:table-cell table:style-name="ce19" table:formula="of:=HOUR([.H8])*3600+MINUTE([.H8])*60+SECOND([.H8])" office:value-type="float" office:value="975" calcext:value-type="float">
            <text:p>975</text:p>
          </table:table-cell>
          <table:table-cell table:style-name="ce19" table:formula="of:=HOUR([.I8])*3600+MINUTE([.I8])*60+SECOND([.I8])" office:value-type="float" office:value="1154" calcext:value-type="float">
            <text:p>1,154</text:p>
          </table:table-cell>
          <table:table-cell table:style-name="ce19" table:formula="of:=HOUR([.J8])*3600+MINUTE([.J8])*60+SECOND([.J8])" office:value-type="float" office:value="918" calcext:value-type="float">
            <text:p>9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RN_22</text:p>
          </table:table-cell>
          <table:table-cell table:formula="of:=HOUR([.B9])*3600+MINUTE([.B9])*60+SECOND([.B9])" office:value-type="float" office:value="1888" calcext:value-type="float">
            <text:p>1,888</text:p>
          </table:table-cell>
          <table:table-cell table:style-name="ce19" table:formula="of:=HOUR([.C9])*3600+MINUTE([.C9])*60+SECOND([.C9])" office:value-type="float" office:value="1418" calcext:value-type="float">
            <text:p>1,418</text:p>
          </table:table-cell>
          <table:table-cell table:formula="of:=HOUR([.D9])*3600+MINUTE([.D9])*60+SECOND([.D9])" office:value-type="float" office:value="1406" calcext:value-type="float">
            <text:p>1,406</text:p>
          </table:table-cell>
          <table:table-cell table:style-name="ce31" table:formula="of:=HOUR([.E9])*3600+MINUTE([.E9])*60+SECOND([.E9])" office:value-type="float" office:value="1318" calcext:value-type="float">
            <text:p>1,318</text:p>
          </table:table-cell>
          <table:table-cell table:style-name="ce34" table:formula="of:=HOUR([.F9])*3600+MINUTE([.F9])*60+SECOND([.F9])" office:value-type="float" office:value="1398" calcext:value-type="float">
            <text:p>1,398</text:p>
          </table:table-cell>
          <table:table-cell table:style-name="ce40" table:formula="of:=HOUR([.G9])*3600+MINUTE([.G9])*60+SECOND([.G9])" office:value-type="float" office:value="1351" calcext:value-type="float">
            <text:p>1,351</text:p>
          </table:table-cell>
          <table:table-cell table:style-name="ce19" table:formula="of:=HOUR([.H9])*3600+MINUTE([.H9])*60+SECOND([.H9])" office:value-type="float" office:value="1441" calcext:value-type="float">
            <text:p>1,441</text:p>
          </table:table-cell>
          <table:table-cell table:style-name="ce19" table:formula="of:=HOUR([.I9])*3600+MINUTE([.I9])*60+SECOND([.I9])" office:value-type="float" office:value="1531" calcext:value-type="float">
            <text:p>1,531</text:p>
          </table:table-cell>
          <table:table-cell table:style-name="ce19" table:formula="of:=HOUR([.J9])*3600+MINUTE([.J9])*60+SECOND([.J9])" office:value-type="float" office:value="1496" calcext:value-type="float">
            <text:p>1,496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" office:value-type="string" calcext:value-type="string">
            <text:p>In seconds</text:p>
          </table:table-cell>
          <table:table-cell table:style-name="ce15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2060 FP16 bs*2</text:p>
          </table:table-cell>
          <table:table-cell table:style-name="ce1" office:value-type="string" calcext:value-type="string">
            <text:p>2060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1080Ti FP16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table:style-name="ce19"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275" calcext:value-type="float">
            <text:p>275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Default" table:number-columns-repeated="3"/>
          <table:table-cell/>
          <table:table-cell table:style-name="Default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" office:value-type="string" calcext:value-type="string">
            <text:p>1080Ti FP16</text:p>
          </table:table-cell>
          <table:table-cell office:value-type="string" calcext:value-type="string">
            <text:p>2060 FP16</text:p>
          </table:table-cell>
          <table:table-cell table:style-name="ce17" office:value-type="string" calcext:value-type="string">
            <text:p>2060 FP3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1080Ti FP16 bs*2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office:value-type="float" office:value="332" calcext:value-type="float">
            <text:p>332</text:p>
          </table:table-cell>
          <table:table-cell table:style-name="ce19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293" calcext:value-type="float">
            <text:p>293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Default" table:number-columns-repeated="3"/>
          <table:table-cell/>
          <table:table-cell table:style-name="Default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table:style-name="ce19"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table:style-name="ce19" office:value-type="float" office:value="443" calcext:value-type="float">
            <text:p>443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360" calcext:value-type="float">
            <text:p>360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ce21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office:value-type="float" office:value="815" calcext:value-type="float">
            <text:p>815</text:p>
          </table:table-cell>
          <table:table-cell table:style-name="ce19" office:value-type="float" office:value="785" calcext:value-type="float">
            <text:p>785</text:p>
          </table:table-cell>
          <table:table-cell office:value-type="float" office:value="682" calcext:value-type="float">
            <text:p>682</text:p>
          </table:table-cell>
          <table:table-cell table:style-name="ce19" office:value-type="float" office:value="671" calcext:value-type="float">
            <text:p>671</text:p>
          </table:table-cell>
          <table:table-cell table:style-name="ce19" office:value-type="float" office:value="641" calcext:value-type="float">
            <text:p>641</text:p>
          </table:table-cell>
          <table:table-cell table:style-name="ce19" office:value-type="float" office:value="528" calcext:value-type="float">
            <text:p>528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ce21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office:value-type="float" office:value="1088" calcext:value-type="float">
            <text:p>1,088</text:p>
          </table:table-cell>
          <table:table-cell table:style-name="ce19" office:value-type="float" office:value="1066" calcext:value-type="float">
            <text:p>1,066</text:p>
          </table:table-cell>
          <table:table-cell office:value-type="float" office:value="917" calcext:value-type="float">
            <text:p>917</text:p>
          </table:table-cell>
          <table:table-cell table:style-name="ce19" office:value-type="float" office:value="877" calcext:value-type="float">
            <text:p>877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office:value-type="float" office:value="692" calcext:value-type="float">
            <text:p>692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ce21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2060 FP16</text:p>
          </table:table-cell>
          <table:table-cell table:style-name="ce1" office:value-type="string" calcext:value-type="string">
            <text:p>2060 FP16 bs*2</text:p>
          </table:table-cell>
          <table:table-cell table:style-name="ce1" office:value-type="string" calcext:value-type="string">
            <text:p>1080Ti FP16</text:p>
          </table:table-cell>
          <table:table-cell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RN_22</text:p>
          </table:table-cell>
          <table:table-cell office:value-type="float" office:value="1888" calcext:value-type="float">
            <text:p>1,888</text:p>
          </table:table-cell>
          <table:table-cell table:style-name="ce19" office:value-type="float" office:value="1418" calcext:value-type="float">
            <text:p>1,418</text:p>
          </table:table-cell>
          <table:table-cell office:value-type="float" office:value="1406" calcext:value-type="float">
            <text:p>1,406</text:p>
          </table:table-cell>
          <table:table-cell table:style-name="ce19" office:value-type="float" office:value="1398" calcext:value-type="float">
            <text:p>1,398</text:p>
          </table:table-cell>
          <table:table-cell table:style-name="ce19" office:value-type="float" office:value="1351" calcext:value-type="float">
            <text:p>1,351</text:p>
          </table:table-cell>
          <table:table-cell table:style-name="ce19" office:value-type="float" office:value="1318" calcext:value-type="float">
            <text:p>1,318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7"/>
          <table:table-cell/>
          <table:table-cell table:style-name="ce1"/>
          <table:table-cell table:style-name="ce17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>
            <text:p>Time-scaled</text:p>
          </table:table-cell>
          <table:table-cell table:style-name="ce15" table:number-columns-repeated="6"/>
          <table:table-cell table:number-columns-repeated="1017"/>
        </table:table-row>
        <table:table-row table:style-name="ro1">
          <table:table-cell table:style-name="ce15"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2060 FP16 bs*2</text:p>
          </table:table-cell>
          <table:table-cell table:style-name="ce1" office:value-type="string" calcext:value-type="string">
            <text:p>2060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1080Ti FP16</text:p>
          </table:table-cell>
          <table:table-cell table:number-columns-repeated="101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75" table:formula="of:=+[.B25]/[.$G25]" office:value-type="float" office:value="1.12363636363636" calcext:value-type="float">
            <text:p>1.12</text:p>
          </table:table-cell>
          <table:table-cell table:style-name="ce75" table:formula="of:=+[.C25]/[.$G25]" office:value-type="float" office:value="1.05090909090909" calcext:value-type="float">
            <text:p>1.05</text:p>
          </table:table-cell>
          <table:table-cell table:style-name="ce75" table:formula="of:=+[.D25]/[.$G25]" office:value-type="float" office:value="1.04" calcext:value-type="float">
            <text:p>1.04</text:p>
          </table:table-cell>
          <table:table-cell table:style-name="ce75" table:formula="of:=+[.E25]/[.$G25]" office:value-type="float" office:value="1.04" calcext:value-type="float">
            <text:p>1.04</text:p>
          </table:table-cell>
          <table:table-cell table:style-name="ce75" table:formula="of:=+[.F25]/[.$G25]" office:value-type="float" office:value="1.02181818181818" calcext:value-type="float">
            <text:p>1.02</text:p>
          </table:table-cell>
          <table:table-cell table:style-name="ce75" table:formula="of:=+[.G25]/[.$G25]" office:value-type="float" office:value="1" calcext:value-type="float">
            <text:p>1.00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ce1"/>
          <table:table-cell/>
          <table:table-cell table:style-name="ce1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ResNet Architecture</text:p>
          </table:table-cell>
          <table:table-cell table:style-name="ce1" office:value-type="string" calcext:value-type="string">
            <text:p>1080Ti FP16</text:p>
          </table:table-cell>
          <table:table-cell office:value-type="string" calcext:value-type="string">
            <text:p>2060 FP16</text:p>
          </table:table-cell>
          <table:table-cell table:style-name="ce17" office:value-type="string" calcext:value-type="string">
            <text:p>2060 FP3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1080Ti FP16 bs*2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75" table:formula="of:=+[.B28]/[.$G28]" office:value-type="float" office:value="1.13310580204778" calcext:value-type="float">
            <text:p>1.13</text:p>
          </table:table-cell>
          <table:table-cell table:style-name="ce75" table:formula="of:=+[.C28]/[.$G28]" office:value-type="float" office:value="1.12627986348123" calcext:value-type="float">
            <text:p>1.13</text:p>
          </table:table-cell>
          <table:table-cell table:style-name="ce75" table:formula="of:=+[.D28]/[.$G28]" office:value-type="float" office:value="1.12286689419795" calcext:value-type="float">
            <text:p>1.12</text:p>
          </table:table-cell>
          <table:table-cell table:style-name="ce75" table:formula="of:=+[.E28]/[.$G28]" office:value-type="float" office:value="1.03754266211604" calcext:value-type="float">
            <text:p>1.04</text:p>
          </table:table-cell>
          <table:table-cell table:style-name="ce75" table:formula="of:=+[.F28]/[.$G28]" office:value-type="float" office:value="1.01365187713311" calcext:value-type="float">
            <text:p>1.01</text:p>
          </table:table-cell>
          <table:table-cell table:style-name="ce75" table:formula="of:=+[.G28]/[.$G28]" office:value-type="float" office:value="1" calcext:value-type="float">
            <text:p>1.00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 table:style-name="ce1"/>
          <table:table-cell/>
          <table:table-cell table:style-name="ce1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"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75" table:formula="of:=+[.B31]/[.$G31]" office:value-type="float" office:value="1.54722222222222" calcext:value-type="float">
            <text:p>1.55</text:p>
          </table:table-cell>
          <table:table-cell table:style-name="ce75" table:formula="of:=+[.C31]/[.$G31]" office:value-type="float" office:value="1.36111111111111" calcext:value-type="float">
            <text:p>1.36</text:p>
          </table:table-cell>
          <table:table-cell table:style-name="ce75" table:formula="of:=+[.D31]/[.$G31]" office:value-type="float" office:value="1.28333333333333" calcext:value-type="float">
            <text:p>1.28</text:p>
          </table:table-cell>
          <table:table-cell table:style-name="ce75" table:formula="of:=+[.E31]/[.$G31]" office:value-type="float" office:value="1.23055555555556" calcext:value-type="float">
            <text:p>1.23</text:p>
          </table:table-cell>
          <table:table-cell table:style-name="ce75" table:formula="of:=+[.F31]/[.$G31]" office:value-type="float" office:value="1.17222222222222" calcext:value-type="float">
            <text:p>1.17</text:p>
          </table:table-cell>
          <table:table-cell table:style-name="ce75" table:formula="of:=+[.G31]/[.$G31]" office:value-type="float" office:value="1" calcext:value-type="float">
            <text:p>1.00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/>
          <table:table-cell table:style-name="ce19"/>
          <table:table-cell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5"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75" table:formula="of:=+[.B34]/[.$G34]" office:value-type="float" office:value="1.54356060606061" calcext:value-type="float">
            <text:p>1.54</text:p>
          </table:table-cell>
          <table:table-cell table:style-name="ce75" table:formula="of:=+[.C34]/[.$G34]" office:value-type="float" office:value="1.48674242424242" calcext:value-type="float">
            <text:p>1.49</text:p>
          </table:table-cell>
          <table:table-cell table:style-name="ce75" table:formula="of:=+[.D34]/[.$G34]" office:value-type="float" office:value="1.29166666666667" calcext:value-type="float">
            <text:p>1.29</text:p>
          </table:table-cell>
          <table:table-cell table:style-name="ce75" table:formula="of:=+[.E34]/[.$G34]" office:value-type="float" office:value="1.27083333333333" calcext:value-type="float">
            <text:p>1.27</text:p>
          </table:table-cell>
          <table:table-cell table:style-name="ce75" table:formula="of:=+[.F34]/[.$G34]" office:value-type="float" office:value="1.21401515151515" calcext:value-type="float">
            <text:p>1.21</text:p>
          </table:table-cell>
          <table:table-cell table:style-name="ce75" table:formula="of:=+[.G34]/[.$G34]" office:value-type="float" office:value="1" calcext:value-type="float">
            <text:p>1.00</text:p>
          </table:table-cell>
          <table:table-cell table:style-name="ce1" table:number-columns-repeated="1017"/>
        </table:table-row>
        <table:table-row table:style-name="ro1">
          <table:table-cell table:style-name="ce15"/>
          <table:table-cell/>
          <table:table-cell table:style-name="ce19"/>
          <table:table-cell/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5"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1080Ti FP16</text:p>
          </table:table-cell>
          <table:table-cell table:style-name="ce17" office:value-type="string" calcext:value-type="string">
            <text:p>1080Ti FP32</text:p>
          </table:table-cell>
          <table:table-cell table:style-name="ce1" office:value-type="string" calcext:value-type="string">
            <text:p>1080Ti FP16 bs*2</text:p>
          </table:table-cell>
          <table:table-cell office:value-type="string" calcext:value-type="string">
            <text:p>2060 FP16</text:p>
          </table:table-cell>
          <table:table-cell office:value-type="string" calcext:value-type="string">
            <text:p>2060 FP16 bs*2</text:p>
          </table:table-cell>
          <table:table-cell table:number-columns-repeated="1017"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75" table:formula="of:=+[.B37]/[.$G37]" office:value-type="float" office:value="1.57225433526012" calcext:value-type="float">
            <text:p>1.57</text:p>
          </table:table-cell>
          <table:table-cell table:style-name="ce75" table:formula="of:=+[.C37]/[.$G37]" office:value-type="float" office:value="1.54046242774566" calcext:value-type="float">
            <text:p>1.54</text:p>
          </table:table-cell>
          <table:table-cell table:style-name="ce75" table:formula="of:=+[.D37]/[.$G37]" office:value-type="float" office:value="1.32514450867052" calcext:value-type="float">
            <text:p>1.33</text:p>
          </table:table-cell>
          <table:table-cell table:style-name="ce75" table:formula="of:=+[.E37]/[.$G37]" office:value-type="float" office:value="1.26734104046243" calcext:value-type="float">
            <text:p>1.27</text:p>
          </table:table-cell>
          <table:table-cell table:style-name="ce75" table:formula="of:=+[.F37]/[.$G37]" office:value-type="float" office:value="1.26445086705202" calcext:value-type="float">
            <text:p>1.26</text:p>
          </table:table-cell>
          <table:table-cell table:style-name="ce75" table:formula="of:=+[.G37]/[.$G37]" office:value-type="float" office:value="1" calcext:value-type="float">
            <text:p>1.00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sNet Architecture</text:p>
          </table:table-cell>
          <table:table-cell table:style-name="ce17" office:value-type="string" calcext:value-type="string">
            <text:p>2060 FP32</text:p>
          </table:table-cell>
          <table:table-cell office:value-type="string" calcext:value-type="string">
            <text:p>2060 FP16</text:p>
          </table:table-cell>
          <table:table-cell table:style-name="ce1" office:value-type="string" calcext:value-type="string">
            <text:p>2060 FP16 bs*2</text:p>
          </table:table-cell>
          <table:table-cell table:style-name="ce1" office:value-type="string" calcext:value-type="string">
            <text:p>1080Ti FP16</text:p>
          </table:table-cell>
          <table:table-cell office:value-type="string" calcext:value-type="string">
            <text:p>1080Ti FP16 bs*2</text:p>
          </table:table-cell>
          <table:table-cell table:style-name="ce17" office:value-type="string" calcext:value-type="string">
            <text:p>1080Ti FP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RN_22</text:p>
          </table:table-cell>
          <table:table-cell table:style-name="ce75" table:formula="of:=+[.B40]/[.$G40]" office:value-type="float" office:value="1.43247344461305" calcext:value-type="float">
            <text:p>1.43</text:p>
          </table:table-cell>
          <table:table-cell table:style-name="ce75" table:formula="of:=+[.C40]/[.$G40]" office:value-type="float" office:value="1.07587253414264" calcext:value-type="float">
            <text:p>1.08</text:p>
          </table:table-cell>
          <table:table-cell table:style-name="ce75" table:formula="of:=+[.D40]/[.$G40]" office:value-type="float" office:value="1.06676783004552" calcext:value-type="float">
            <text:p>1.07</text:p>
          </table:table-cell>
          <table:table-cell table:style-name="ce75" table:formula="of:=+[.E40]/[.$G40]" office:value-type="float" office:value="1.06069802731411" calcext:value-type="float">
            <text:p>1.06</text:p>
          </table:table-cell>
          <table:table-cell table:style-name="ce75" table:formula="of:=+[.F40]/[.$G40]" office:value-type="float" office:value="1.02503793626707" calcext:value-type="float">
            <text:p>1.03</text:p>
          </table:table-cell>
          <table:table-cell table:style-name="ce75" table:formula="of:=+[.G40]/[.$G40]" office:value-type="float" office:value="1" calcext:value-type="float">
            <text:p>1.00</text:p>
          </table:table-cell>
          <table:table-cell table:style-name="ce1" table:number-columns-repeated="1017"/>
        </table:table-row>
      </table:table>
      <table:table table:name="no_display" table:style-name="ta1">
        <table:shapes>
          <draw:frame draw:z-index="0" draw:style-name="gr1" draw:text-style-name="P1" svg:width="453.51pt" svg:height="255.09pt" svg:x="0pt" svg:y="185.05pt">
            <draw:object draw:notify-on-update-of-ranges="no_display.A6:no_display.A11 no_display.B5:no_display.B5 no_display.B6:no_display.B11 no_display.C5:no_display.C5 no_display.C6:no_display.C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453.06pt" svg:height="255.26pt" svg:x="545.7pt" svg:y="181.45pt">
            <draw:object draw:notify-on-update-of-ranges="no_display.F6:no_display.F11 no_display.G5:no_display.G5 no_display.G6:no_display.G11 no_display.H5:no_display.H5 no_display.H6:no_display.H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77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Data in seconds</text:p>
          </table:table-cell>
          <table:table-cell table:number-columns-repeated="4"/>
          <table:table-cell table:style-name="Default" office:value-type="string" calcext:value-type="string">
            <text:p>Time-scale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IFAR 10</text:p>
          </table:table-cell>
          <table:table-cell table:number-columns-repeated="4"/>
          <table:table-cell table:style-name="Default" office:value-type="string" calcext:value-type="string">
            <text:p>CIFAR 1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sNet Architecture</text:p>
          </table:table-cell>
          <table:table-cell office:value-type="string" calcext:value-type="string">
            <text:p>1080Ti FP32 no display</text:p>
          </table:table-cell>
          <table:table-cell office:value-type="string" calcext:value-type="string">
            <text:p>1080Ti FP32 dual-monitor</text:p>
          </table:table-cell>
          <table:table-cell table:number-columns-repeated="2"/>
          <table:table-cell table:style-name="Default" office:value-type="string" calcext:value-type="string">
            <text:p>ResNet Architecture</text:p>
          </table:table-cell>
          <table:table-cell table:style-name="Default" office:value-type="string" calcext:value-type="string">
            <text:p>1080Ti FP32 no display</text:p>
          </table:table-cell>
          <table:table-cell table:style-name="Default" office:value-type="string" calcext:value-type="string">
            <text:p>1080Ti FP32 dual-monito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+[.B6]/[.B6]" office:value-type="float" office:value="1" calcext:value-type="float">
            <text:p>1.00</text:p>
          </table:table-cell>
          <table:table-cell table:formula="of:=+[.C6]/[.B6]" office:value-type="float" office:value="1.03202846975089" calcext:value-type="float">
            <text:p>1.0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+[.B7]/[.B7]" office:value-type="float" office:value="1" calcext:value-type="float">
            <text:p>1.00</text:p>
          </table:table-cell>
          <table:table-cell table:formula="of:=+[.C7]/[.B7]" office:value-type="float" office:value="1.05921052631579" calcext:value-type="float">
            <text:p>1.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3" calcext:value-type="float">
            <text:p>443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+[.B8]/[.B8]" office:value-type="float" office:value="1" calcext:value-type="float">
            <text:p>1.00</text:p>
          </table:table-cell>
          <table:table-cell table:formula="of:=+[.C8]/[.B8]" office:value-type="float" office:value="1.07900677200903" calcext:value-type="float">
            <text:p>1.0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2" calcext:value-type="float">
            <text:p>682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+[.B9]/[.B9]" office:value-type="float" office:value="1" calcext:value-type="float">
            <text:p>1.00</text:p>
          </table:table-cell>
          <table:table-cell table:formula="of:=+[.C9]/[.B9]" office:value-type="float" office:value="1.07184750733138" calcext:value-type="float">
            <text:p>1.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7" calcext:value-type="float">
            <text:p>917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+[.B10]/[.B10]" office:value-type="float" office:value="1" calcext:value-type="float">
            <text:p>1.00</text:p>
          </table:table-cell>
          <table:table-cell table:formula="of:=+[.C10]/[.B10]" office:value-type="float" office:value="1.0632497273718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WRN_22</text:p>
          </table:table-cell>
          <table:table-cell office:value-type="float" office:value="1318" calcext:value-type="float">
            <text:p>1318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office:value-type="string" calcext:value-type="string">
            <text:p>WRN_22</text:p>
          </table:table-cell>
          <table:table-cell table:formula="of:=+[.B11]/[.B11]" office:value-type="float" office:value="1" calcext:value-type="float">
            <text:p>1.00</text:p>
          </table:table-cell>
          <table:table-cell table:formula="of:=+[.C11]/[.B11]" office:value-type="float" office:value="1.09332321699545" calcext:value-type="float">
            <text:p>1.09</text:p>
          </table:table-cell>
          <table:table-cell/>
        </table:table-row>
      </table:table>
      <table:named-expressions/>
      <table:database-ranges>
        <table:database-range table:name="__Anonymous_Sheet_DB__0" table:target-range-address="'Cifar-100'.A33:'Cifar-100'.G34" table:orientation="column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Cifar-10'.A39:'Cifar-10'.G40" table:orientation="column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seconds number:style="long"/>
      <number:seconds number:style="long"/>
      <number:seconds number:style="long"/>
      <number:seconds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5:53:45.12352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5:18:04.070617778</meta:creation-date>
    <dc:date>2019-02-12T16:02:14.435118934</dc:date>
    <meta:editing-duration>P1DT1H41M3S</meta:editing-duration>
    <meta:editing-cycles>56</meta:editing-cycles>
    <meta:generator>LibreOffice/6.0.7.3$Linux_X86_64 LibreOffice_project/00m0$Build-3</meta:generator>
    <meta:document-statistic meta:table-count="3" meta:cell-count="597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24cm" svg:height="9.005cm" xlink:href=".." xlink:type="simple" chart:class="chart:bar" chart:style-name="ch1">
        <chart:title svg:x="7.206cm" svg:y="0.316cm" chart:style-name="ch2">
          <text:p>Cifar-100 in Resnet 18</text:p>
        </chart:title>
        <chart:subtitle svg:x="5.83cm" svg:y="1.275cm" chart:style-name="ch3">
          <text:p>(duration in seconds for 30 epochs, lower is better)</text:p>
        </chart:subtitle>
        <chart:plot-area chart:style-name="ch4" table:cell-range-address="'Cifar-100'.A21:'Cifar-100'.G22" chart:data-source-has-labels="both" svg:x="0.38cm" svg:y="2.016cm" svg:width="18.264cm" svg:height="6.809cm">
          <chartooo:coordinate-region svg:x="3.383cm" svg:y="2.016cm" svg:width="14.836cm" svg:height="6.163cm"/>
          <chart:axis chart:dimension="x" chart:name="primary-x" chart:style-name="ch5" chartooo:axis-type="auto">
            <chartooo:date-scale/>
            <chart:categories table:cell-range-address="'Cifar-100'.B21:'Cifar-100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22:'Cifar-100'.G22" chart:label-cell-address="'Cifar-100'.A22:'Cifar-100'.A22" chart:class="chart:bar">
            <chart:data-point chart:style-name="ch9"/>
            <chart:data-point chart:style-name="ch10" chart:repeated="3"/>
            <chart:data-point chart:style-name="ch9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21:'Cifar-100'.G21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 bs*2</text:p>
              </table:table-cell>
              <table:table-cell office:value-type="string">
                <text:p>2060 FP16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'Cifar-100'.A22:'Cifar-100'.A22</svg:desc>
                </draw:g>
              </table:table-cell>
              <table:table-cell office:value-type="float" office:value="2857">
                <text:p>2857</text:p>
                <draw:g>
                  <svg:desc>'Cifar-100'.B22:'Cifar-100'.G22</svg:desc>
                </draw:g>
              </table:table-cell>
              <table:table-cell office:value-type="float" office:value="2399">
                <text:p>2399</text:p>
              </table:table-cell>
              <table:table-cell office:value-type="float" office:value="2369">
                <text:p>2369</text:p>
              </table:table-cell>
              <table:table-cell office:value-type="float" office:value="2223">
                <text:p>2223</text:p>
              </table:table-cell>
              <table:table-cell office:value-type="float" office:value="2209">
                <text:p>2209</text:p>
              </table:table-cell>
              <table:table-cell office:value-type="float" office:value="2207">
                <text:p>2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72cm" svg:height="9.942cm" xlink:href=".." xlink:type="simple" chart:class="chart:bar" chart:style-name="ch1">
        <chart:title svg:x="7.111cm" svg:y="0.334cm" chart:style-name="ch2">
          <text:p>Cifar-100 in Resnet 151</text:p>
        </chart:title>
        <chart:subtitle svg:x="7.455cm" svg:y="1.311cm" chart:style-name="ch3">
          <text:p>(time-scaled, lower is better)</text:p>
        </chart:subtitle>
        <chart:plot-area chart:style-name="ch4" table:cell-range-address="'Cifar-100'.B50:'Cifar-100'.G51 'Cifar-100'.A51:'Cifar-100'.A51" chart:data-source-has-labels="both" svg:x="0.381cm" svg:y="2.07cm" svg:width="18.31cm" svg:height="7.674cm">
          <chartooo:coordinate-region svg:x="3.384cm" svg:y="2.07cm" svg:width="14.975cm" svg:height="7.027cm"/>
          <chart:axis chart:dimension="x" chart:name="primary-x" chart:style-name="ch5" chartooo:axis-type="auto">
            <chartooo:date-scale/>
            <chart:categories table:cell-range-address="'Cifar-100'.B50:'Cifar-100'.G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51:'Cifar-100'.G51" chart:label-cell-address="'Cifar-100'.A51:'Cifar-100'.A51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50:'Cifar-100'.G50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52</text:p>
                <draw:g>
                  <svg:desc>'Cifar-100'.A51:'Cifar-100'.A51</svg:desc>
                </draw:g>
              </table:table-cell>
              <table:table-cell office:value-type="float" office:value="1.67484758480538">
                <text:p>1.67484758480538</text:p>
                <draw:g>
                  <svg:desc>'Cifar-100'.B51:'Cifar-100'.G51</svg:desc>
                </draw:g>
              </table:table-cell>
              <table:table-cell office:value-type="float" office:value="1.3954197279975">
                <text:p>1.3954197279975</text:p>
              </table:table-cell>
              <table:table-cell office:value-type="float" office:value="1.28927622322964">
                <text:p>1.28927622322964</text:p>
              </table:table-cell>
              <table:table-cell office:value-type="float" office:value="1.25660465843364">
                <text:p>1.25660465843364</text:p>
              </table:table-cell>
              <table:table-cell office:value-type="float" office:value="1.14803814287947">
                <text:p>1.1480381428794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55cm" svg:height="9.942cm" xlink:href=".." xlink:type="simple" chart:class="chart:bar" chart:style-name="ch1">
        <chart:title svg:x="7.34cm" svg:y="0.334cm" chart:style-name="ch2">
          <text:p>Cifar-10 in Resnet 18</text:p>
        </chart:title>
        <chart:subtitle svg:x="5.845cm" svg:y="1.311cm" chart:style-name="ch3">
          <text:p>(duration in seconds for 30 epochs, lower is better)</text:p>
        </chart:subtitle>
        <chart:plot-area chart:style-name="ch4" table:cell-range-address="'Cifar-10'.A24:'Cifar-10'.G25" chart:data-source-has-labels="both" svg:x="0.381cm" svg:y="2.07cm" svg:width="18.293cm" svg:height="7.674cm">
          <chartooo:coordinate-region svg:x="3.384cm" svg:y="2.07cm" svg:width="15.01cm" svg:height="7.027cm"/>
          <chart:axis chart:dimension="x" chart:name="primary-x" chart:style-name="ch5" chartooo:axis-type="auto">
            <chartooo:date-scale/>
            <chart:categories table:cell-range-address="'Cifar-10'.B24:'Cifar-10'.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25:'Cifar-10'.G25" chart:label-cell-address="'Cifar-10'.A25:'Cifar-10'.A25" chart:class="chart:bar"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24:'Cifar-10'.G24</svg:desc>
                </draw:g>
              </table:table-cell>
              <table:table-cell office:value-type="string">
                <text:p>2060 FP16 bs*2</text:p>
              </table:table-cell>
              <table:table-cell office:value-type="string">
                <text:p>2060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1080Ti FP16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'Cifar-10'.A25:'Cifar-10'.A25</svg:desc>
                </draw:g>
              </table:table-cell>
              <table:table-cell office:value-type="float" office:value="309">
                <text:p>309</text:p>
                <draw:g>
                  <svg:desc>'Cifar-10'.B25:'Cifar-10'.G25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1">
                <text:p>281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4cm" svg:height="9.861cm" xlink:href=".." xlink:type="simple" chart:class="chart:bar" chart:style-name="ch1">
        <chart:title svg:x="7.335cm" svg:y="0.333cm" chart:style-name="ch2">
          <text:p>Cifar-10 in Resnet 18</text:p>
        </chart:title>
        <chart:subtitle svg:x="7.441cm" svg:y="1.309cm" chart:style-name="ch3">
          <text:p>(time-scaled, lower is better)</text:p>
        </chart:subtitle>
        <chart:plot-area chart:style-name="ch4" table:cell-range-address="'Cifar-10'.B44:'Cifar-10'.G45 'Cifar-10'.A45:'Cifar-10'.A45" chart:data-source-has-labels="both" svg:x="0.38cm" svg:y="2.067cm" svg:width="18.284cm" svg:height="7.597cm">
          <chartooo:coordinate-region svg:x="3.383cm" svg:y="2.067cm" svg:width="14.949cm" svg:height="6.95cm"/>
          <chart:axis chart:dimension="x" chart:name="primary-x" chart:style-name="ch5" chartooo:axis-type="auto">
            <chartooo:date-scale/>
            <chart:categories table:cell-range-address="'Cifar-10'.B44:'Cifar-10'.G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45:'Cifar-10'.G45" chart:label-cell-address="'Cifar-10'.A45:'Cifar-10'.A45" chart:class="chart:bar">
            <chart:data-point chart:style-name="ch9"/>
            <chart:data-point chart:repeated="3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44:'Cifar-10'.G44</svg:desc>
                </draw:g>
              </table:table-cell>
              <table:table-cell office:value-type="string">
                <text:p>2060 FP16 bs*2</text:p>
              </table:table-cell>
              <table:table-cell office:value-type="string">
                <text:p>2060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1080Ti FP16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'Cifar-10'.A45:'Cifar-10'.A45</svg:desc>
                </draw:g>
              </table:table-cell>
              <table:table-cell office:value-type="float" office:value="1.12363636363636">
                <text:p>1.12363636363636</text:p>
                <draw:g>
                  <svg:desc>'Cifar-10'.B45:'Cifar-10'.G45</svg:desc>
                </draw:g>
              </table:table-cell>
              <table:table-cell office:value-type="float" office:value="1.05090909090909">
                <text:p>1.05090909090909</text:p>
              </table:table-cell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1.02181818181818">
                <text:p>1.021818181818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17cm" svg:height="9.942cm" xlink:href=".." xlink:type="simple" chart:class="chart:bar" chart:style-name="ch1">
        <chart:title svg:x="7.321cm" svg:y="0.334cm" chart:style-name="ch2">
          <text:p>Cifar-10 in Resnet 34</text:p>
        </chart:title>
        <chart:subtitle svg:x="5.826cm" svg:y="1.311cm" chart:style-name="ch3">
          <text:p>(duration in seconds for 30 epochs, lower is better)</text:p>
        </chart:subtitle>
        <chart:plot-area chart:style-name="ch4" table:cell-range-address="'Cifar-10'.B27:'Cifar-10'.G28 'Cifar-10'.A28:'Cifar-10'.A28" chart:data-source-has-labels="both" svg:x="0.38cm" svg:y="2.07cm" svg:width="18.257cm" svg:height="7.674cm">
          <chartooo:coordinate-region svg:x="2.589cm" svg:y="2.07cm" svg:width="14.974cm" svg:height="7.027cm"/>
          <chart:axis chart:dimension="x" chart:name="primary-x" chart:style-name="ch5" chartooo:axis-type="auto">
            <chartooo:date-scale/>
            <chart:categories table:cell-range-address="'Cifar-10'.B27:'Cifar-10'.G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28:'Cifar-10'.G28" chart:label-cell-address="'Cifar-10'.A28:'Cifar-10'.A28" chart:class="chart:bar">
            <chart:data-point chart:style-name="ch9"/>
            <chart:data-point chart:repeated="2"/>
            <chart:data-point chart:style-name="ch9" chart:repeated="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80Ti FP16</text:p>
                <draw:g>
                  <svg:desc>'Cifar-10'.B27:'Cifar-10'.G27</svg:desc>
                </draw:g>
              </table:table-cell>
              <table:table-cell office:value-type="string">
                <text:p>2060 FP16</text:p>
              </table:table-cell>
              <table:table-cell office:value-type="string">
                <text:p>2060 FP32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34</text:p>
                <draw:g>
                  <svg:desc>'Cifar-10'.A28:'Cifar-10'.A28</svg:desc>
                </draw:g>
              </table:table-cell>
              <table:table-cell office:value-type="float" office:value="332">
                <text:p>332</text:p>
                <draw:g>
                  <svg:desc>'Cifar-10'.B28:'Cifar-10'.G28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04">
                <text:p>304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81cm" svg:height="10.36cm" xlink:href=".." xlink:type="simple" chart:class="chart:bar" chart:style-name="ch1">
        <chart:title svg:x="7.403cm" svg:y="0.343cm" chart:style-name="ch2">
          <text:p>Cifar-10 in Resnet 34</text:p>
        </chart:title>
        <chart:subtitle svg:x="7.509cm" svg:y="1.329cm" chart:style-name="ch3">
          <text:p>(time-scaled, lower is better)</text:p>
        </chart:subtitle>
        <chart:plot-area chart:style-name="ch4" table:cell-range-address="'Cifar-10'.A47:'Cifar-10'.G48" chart:data-source-has-labels="both" svg:x="0.383cm" svg:y="2.097cm" svg:width="18.415cm" svg:height="8.056cm">
          <chartooo:coordinate-region svg:x="2.592cm" svg:y="2.097cm" svg:width="15.08cm" svg:height="7.409cm"/>
          <chart:axis chart:dimension="x" chart:name="primary-x" chart:style-name="ch5" chartooo:axis-type="auto">
            <chartooo:date-scale/>
            <chart:categories table:cell-range-address="'Cifar-10'.B47:'Cifar-10'.G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48:'Cifar-10'.G48" chart:label-cell-address="'Cifar-10'.A48:'Cifar-10'.A48" chart:class="chart:bar">
            <chart:data-point chart:style-name="ch9"/>
            <chart:data-point chart:repeated="2"/>
            <chart:data-point chart:style-name="ch9" chart:repeated="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80Ti FP16</text:p>
                <draw:g>
                  <svg:desc>'Cifar-10'.B47:'Cifar-10'.G47</svg:desc>
                </draw:g>
              </table:table-cell>
              <table:table-cell office:value-type="string">
                <text:p>2060 FP16</text:p>
              </table:table-cell>
              <table:table-cell office:value-type="string">
                <text:p>2060 FP32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34</text:p>
                <draw:g>
                  <svg:desc>'Cifar-10'.A48:'Cifar-10'.A48</svg:desc>
                </draw:g>
              </table:table-cell>
              <table:table-cell office:value-type="float" office:value="1.13310580204778">
                <text:p>1.13310580204778</text:p>
                <draw:g>
                  <svg:desc>'Cifar-10'.B48:'Cifar-10'.G48</svg:desc>
                </draw:g>
              </table:table-cell>
              <table:table-cell office:value-type="float" office:value="1.12627986348123">
                <text:p>1.12627986348123</text:p>
              </table:table-cell>
              <table:table-cell office:value-type="float" office:value="1.12286689419795">
                <text:p>1.12286689419795</text:p>
              </table:table-cell>
              <table:table-cell office:value-type="float" office:value="1.03754266211604">
                <text:p>1.03754266211604</text:p>
              </table:table-cell>
              <table:table-cell office:value-type="float" office:value="1.01365187713311">
                <text:p>1.013651877133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17cm" svg:height="9.92cm" xlink:href=".." xlink:type="simple" chart:class="chart:bar" chart:style-name="ch1">
        <chart:title svg:x="7.321cm" svg:y="0.334cm" chart:style-name="ch2">
          <text:p>Cifar-10 in Resnet 50</text:p>
        </chart:title>
        <chart:subtitle svg:x="5.826cm" svg:y="1.311cm" chart:style-name="ch3">
          <text:p>(duration in seconds for 30 epochs, lower is better)</text:p>
        </chart:subtitle>
        <chart:plot-area chart:style-name="ch4" table:cell-range-address="'Cifar-10'.B30:'Cifar-10'.G31 'Cifar-10'.A31:'Cifar-10'.A31" chart:data-source-has-labels="both" svg:x="0.38cm" svg:y="2.07cm" svg:width="18.257cm" svg:height="7.652cm">
          <chartooo:coordinate-region svg:x="3.383cm" svg:y="2.07cm" svg:width="14.974cm" svg:height="7.005cm"/>
          <chart:axis chart:dimension="x" chart:name="primary-x" chart:style-name="ch5" chartooo:axis-type="auto">
            <chartooo:date-scale/>
            <chart:categories table:cell-range-address="'Cifar-10'.B30:'Cifar-10'.G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31:'Cifar-10'.G31" chart:label-cell-address="'Cifar-10'.A31:'Cifar-10'.A31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30:'Cifar-10'.G30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ifar-10'.A31:'Cifar-10'.A31</svg:desc>
                </draw:g>
              </table:table-cell>
              <table:table-cell office:value-type="float" office:value="557">
                <text:p>557</text:p>
                <draw:g>
                  <svg:desc>'Cifar-10'.B31:'Cifar-10'.G31</svg:desc>
                </draw:g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  <table:table-cell office:value-type="float" office:value="422">
                <text:p>422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55cm" svg:height="10.392cm" xlink:href=".." xlink:type="simple" chart:class="chart:bar" chart:style-name="ch1">
        <chart:title svg:x="7.34cm" svg:y="0.343cm" chart:style-name="ch2">
          <text:p>Cifar-10 in Resnet 50</text:p>
        </chart:title>
        <chart:subtitle svg:x="7.446cm" svg:y="1.329cm" chart:style-name="ch3">
          <text:p>(time-scaled, lower is better)</text:p>
        </chart:subtitle>
        <chart:plot-area chart:style-name="ch4" table:cell-range-address="'Cifar-10'.A50:'Cifar-10'.G51" chart:data-source-has-labels="both" svg:x="0.381cm" svg:y="2.097cm" svg:width="18.293cm" svg:height="8.088cm">
          <chartooo:coordinate-region svg:x="3.384cm" svg:y="2.097cm" svg:width="14.958cm" svg:height="7.441cm"/>
          <chart:axis chart:dimension="x" chart:name="primary-x" chart:style-name="ch5" chartooo:axis-type="auto">
            <chartooo:date-scale/>
            <chart:categories table:cell-range-address="'Cifar-10'.B50:'Cifar-10'.G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51:'Cifar-10'.G51" chart:label-cell-address="'Cifar-10'.A51:'Cifar-10'.A51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50:'Cifar-10'.G50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ifar-10'.A51:'Cifar-10'.A51</svg:desc>
                </draw:g>
              </table:table-cell>
              <table:table-cell office:value-type="float" office:value="1.54722222222222">
                <text:p>1.54722222222222</text:p>
                <draw:g>
                  <svg:desc>'Cifar-10'.B51:'Cifar-10'.G51</svg:desc>
                </draw:g>
              </table:table-cell>
              <table:table-cell office:value-type="float" office:value="1.36111111111111">
                <text:p>1.36111111111111</text:p>
              </table:table-cell>
              <table:table-cell office:value-type="float" office:value="1.28333333333333">
                <text:p>1.28333333333333</text:p>
              </table:table-cell>
              <table:table-cell office:value-type="float" office:value="1.23055555555556">
                <text:p>1.23055555555556</text:p>
              </table:table-cell>
              <table:table-cell office:value-type="float" office:value="1.17222222222222">
                <text:p>1.17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17cm" svg:height="9.517cm" xlink:href=".." xlink:type="simple" chart:class="chart:bar" chart:style-name="ch1">
        <chart:title svg:x="7.202cm" svg:y="0.326cm" chart:style-name="ch2">
          <text:p>Cifar-10 in Resnet 101</text:p>
        </chart:title>
        <chart:subtitle svg:x="5.826cm" svg:y="1.295cm" chart:style-name="ch3">
          <text:p>(duration in seconds for 30 epochs, lower is better)</text:p>
        </chart:subtitle>
        <chart:plot-area chart:style-name="ch4" table:cell-range-address="'Cifar-10'.B33:'Cifar-10'.G34 'Cifar-10'.A34:'Cifar-10'.A34" chart:data-source-has-labels="both" svg:x="0.38cm" svg:y="2.046cm" svg:width="18.257cm" svg:height="7.281cm">
          <chartooo:coordinate-region svg:x="3.383cm" svg:y="2.046cm" svg:width="14.974cm" svg:height="6.634cm"/>
          <chart:axis chart:dimension="x" chart:name="primary-x" chart:style-name="ch5" chartooo:axis-type="auto">
            <chartooo:date-scale/>
            <chart:categories table:cell-range-address="'Cifar-10'.B33:'Cifar-10'.G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34:'Cifar-10'.G34" chart:label-cell-address="'Cifar-10'.A34:'Cifar-10'.A34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33:'Cifar-10'.G33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01</text:p>
                <draw:g>
                  <svg:desc>'Cifar-10'.A34:'Cifar-10'.A34</svg:desc>
                </draw:g>
              </table:table-cell>
              <table:table-cell office:value-type="float" office:value="815">
                <text:p>815</text:p>
                <draw:g>
                  <svg:desc>'Cifar-10'.B34:'Cifar-10'.G34</svg:desc>
                </draw:g>
              </table:table-cell>
              <table:table-cell office:value-type="float" office:value="785">
                <text:p>785</text:p>
              </table:table-cell>
              <table:table-cell office:value-type="float" office:value="682">
                <text:p>682</text:p>
              </table:table-cell>
              <table:table-cell office:value-type="float" office:value="671">
                <text:p>671</text:p>
              </table:table-cell>
              <table:table-cell office:value-type="float" office:value="641">
                <text:p>641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55cm" svg:height="9.889cm" xlink:href=".." xlink:type="simple" chart:class="chart:bar" chart:style-name="ch1">
        <chart:title svg:x="7.221cm" svg:y="0.333cm" chart:style-name="ch2">
          <text:p>Cifar-10 in Resnet 101</text:p>
        </chart:title>
        <chart:subtitle svg:x="7.446cm" svg:y="1.309cm" chart:style-name="ch3">
          <text:p>(time-scaled, lower is better)</text:p>
        </chart:subtitle>
        <chart:plot-area chart:style-name="ch4" table:cell-range-address="'Cifar-10'.B53:'Cifar-10'.G54 'Cifar-10'.A54:'Cifar-10'.A54" chart:data-source-has-labels="both" svg:x="0.381cm" svg:y="2.067cm" svg:width="18.293cm" svg:height="7.625cm">
          <chartooo:coordinate-region svg:x="3.384cm" svg:y="2.067cm" svg:width="14.958cm" svg:height="6.978cm"/>
          <chart:axis chart:dimension="x" chart:name="primary-x" chart:style-name="ch5" chartooo:axis-type="auto">
            <chartooo:date-scale/>
            <chart:categories table:cell-range-address="'Cifar-10'.B53:'Cifar-10'.G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54:'Cifar-10'.G54" chart:label-cell-address="'Cifar-10'.A54:'Cifar-10'.A54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53:'Cifar-10'.G53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01</text:p>
                <draw:g>
                  <svg:desc>'Cifar-10'.A54:'Cifar-10'.A54</svg:desc>
                </draw:g>
              </table:table-cell>
              <table:table-cell office:value-type="float" office:value="1.54356060606061">
                <text:p>1.54356060606061</text:p>
                <draw:g>
                  <svg:desc>'Cifar-10'.B54:'Cifar-10'.G54</svg:desc>
                </draw:g>
              </table:table-cell>
              <table:table-cell office:value-type="float" office:value="1.48674242424242">
                <text:p>1.48674242424242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1.21401515151515">
                <text:p>1.214015151515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4cm" svg:height="9.915cm" xlink:href=".." xlink:type="simple" chart:class="chart:bar" chart:style-name="ch1">
        <chart:title svg:x="7.216cm" svg:y="0.334cm" chart:style-name="ch2">
          <text:p>Cifar-10 in Resnet 152</text:p>
        </chart:title>
        <chart:subtitle svg:x="5.84cm" svg:y="1.311cm" chart:style-name="ch3">
          <text:p>(duration in seconds for 30 epochs, lower is better)</text:p>
        </chart:subtitle>
        <chart:plot-area chart:style-name="ch4" table:cell-range-address="'Cifar-10'.B36:'Cifar-10'.G37 'Cifar-10'.A37:'Cifar-10'.A37" chart:data-source-has-labels="both" svg:x="0.38cm" svg:y="2.07cm" svg:width="18.284cm" svg:height="7.647cm">
          <chartooo:coordinate-region svg:x="3.383cm" svg:y="2.07cm" svg:width="14.856cm" svg:height="7cm"/>
          <chart:axis chart:dimension="x" chart:name="primary-x" chart:style-name="ch5" chartooo:axis-type="auto">
            <chartooo:date-scale/>
            <chart:categories table:cell-range-address="'Cifar-10'.B36:'Cifar-10'.G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37:'Cifar-10'.G37" chart:label-cell-address="'Cifar-10'.A37:'Cifar-10'.A37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36:'Cifar-10'.G36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52</text:p>
                <draw:g>
                  <svg:desc>'Cifar-10'.A37:'Cifar-10'.A37</svg:desc>
                </draw:g>
              </table:table-cell>
              <table:table-cell office:value-type="float" office:value="1088">
                <text:p>1088</text:p>
                <draw:g>
                  <svg:desc>'Cifar-10'.B37:'Cifar-10'.G37</svg:desc>
                </draw:g>
              </table:table-cell>
              <table:table-cell office:value-type="float" office:value="1066">
                <text:p>1066</text:p>
              </table:table-cell>
              <table:table-cell office:value-type="float" office:value="917">
                <text:p>917</text:p>
              </table:table-cell>
              <table:table-cell office:value-type="float" office:value="877">
                <text:p>877</text:p>
              </table:table-cell>
              <table:table-cell office:value-type="float" office:value="875">
                <text:p>875</text:p>
              </table:table-cell>
              <table:table-cell office:value-type="float" office:value="692">
                <text:p>69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2cm" svg:height="9cm" xlink:href=".." xlink:type="simple" chart:class="chart:bar" chart:style-name="ch1">
        <chart:title svg:x="7.22cm" svg:y="0.316cm" chart:style-name="ch2">
          <text:p>Cifar-100 in Resnet 34</text:p>
        </chart:title>
        <chart:subtitle svg:x="5.844cm" svg:y="1.275cm" chart:style-name="ch3">
          <text:p>(duration in seconds for 30 epochs, lower is better)</text:p>
        </chart:subtitle>
        <chart:plot-area chart:style-name="ch4" table:cell-range-address="'Cifar-100'.A24:'Cifar-100'.G25" chart:data-source-has-labels="both" svg:x="0.381cm" svg:y="2.016cm" svg:width="18.29cm" svg:height="6.804cm">
          <chartooo:coordinate-region svg:x="3.384cm" svg:y="2.016cm" svg:width="14.862cm" svg:height="6.157cm"/>
          <chart:axis chart:dimension="x" chart:name="primary-x" chart:style-name="ch5" chartooo:axis-type="auto">
            <chartooo:date-scale/>
            <chart:categories table:cell-range-address="'Cifar-100'.B24:'Cifar-100'.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25:'Cifar-100'.G25" chart:label-cell-address="'Cifar-100'.A25:'Cifar-100'.A25" chart:class="chart:bar">
            <chart:data-point chart:style-name="ch9"/>
            <chart:data-point chart:style-name="ch10" chart:repeated="2"/>
            <chart:data-point chart:style-name="ch9"/>
            <chart:data-point chart:style-name="ch10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24:'Cifar-100'.G24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</table:table-row>
          </table:table-header-rows>
          <table:table-rows>
            <table:table-row>
              <table:table-cell office:value-type="string">
                <text:p>34</text:p>
                <draw:g>
                  <svg:desc>'Cifar-100'.A25:'Cifar-100'.A25</svg:desc>
                </draw:g>
              </table:table-cell>
              <table:table-cell office:value-type="float" office:value="4336">
                <text:p>4336</text:p>
                <draw:g>
                  <svg:desc>'Cifar-100'.B25:'Cifar-100'.G25</svg:desc>
                </draw:g>
              </table:table-cell>
              <table:table-cell office:value-type="float" office:value="3486">
                <text:p>3486</text:p>
              </table:table-cell>
              <table:table-cell office:value-type="float" office:value="3374">
                <text:p>3374</text:p>
              </table:table-cell>
              <table:table-cell office:value-type="float" office:value="3243">
                <text:p>3243</text:p>
              </table:table-cell>
              <table:table-cell office:value-type="float" office:value="3231">
                <text:p>3231</text:p>
              </table:table-cell>
              <table:table-cell office:value-type="float" office:value="3215">
                <text:p>3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55cm" svg:height="10.367cm" xlink:href=".." xlink:type="simple" chart:class="chart:bar" chart:style-name="ch1">
        <chart:title svg:x="7.221cm" svg:y="0.343cm" chart:style-name="ch2">
          <text:p>Cifar-10 in Resnet 152</text:p>
        </chart:title>
        <chart:subtitle svg:x="7.446cm" svg:y="1.329cm" chart:style-name="ch3">
          <text:p>(time-scaled, lower is better)</text:p>
        </chart:subtitle>
        <chart:plot-area chart:style-name="ch4" table:cell-range-address="'Cifar-10'.B56:'Cifar-10'.G57 'Cifar-10'.A57:'Cifar-10'.A57" chart:data-source-has-labels="both" svg:x="0.381cm" svg:y="2.097cm" svg:width="18.293cm" svg:height="8.063cm">
          <chartooo:coordinate-region svg:x="3.384cm" svg:y="2.097cm" svg:width="14.958cm" svg:height="7.416cm"/>
          <chart:axis chart:dimension="x" chart:name="primary-x" chart:style-name="ch5" chartooo:axis-type="auto">
            <chartooo:date-scale/>
            <chart:categories table:cell-range-address="'Cifar-10'.B56:'Cifar-10'.G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57:'Cifar-10'.G57" chart:label-cell-address="'Cifar-10'.A57:'Cifar-10'.A57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56:'Cifar-10'.G56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52</text:p>
                <draw:g>
                  <svg:desc>'Cifar-10'.A57:'Cifar-10'.A57</svg:desc>
                </draw:g>
              </table:table-cell>
              <table:table-cell office:value-type="float" office:value="1.57225433526012">
                <text:p>1.57225433526012</text:p>
                <draw:g>
                  <svg:desc>'Cifar-10'.B57:'Cifar-10'.G57</svg:desc>
                </draw:g>
              </table:table-cell>
              <table:table-cell office:value-type="float" office:value="1.54046242774566">
                <text:p>1.54046242774566</text:p>
              </table:table-cell>
              <table:table-cell office:value-type="float" office:value="1.32514450867052">
                <text:p>1.32514450867052</text:p>
              </table:table-cell>
              <table:table-cell office:value-type="float" office:value="1.26734104046243">
                <text:p>1.26734104046243</text:p>
              </table:table-cell>
              <table:table-cell office:value-type="float" office:value="1.26445086705202">
                <text:p>1.264450867052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04cm" svg:y="0.316cm" chart:style-name="ch2">
          <text:p>1080Ti no-display vs. dual-monitor</text:p>
        </chart:title>
        <chart:subtitle svg:x="3.789cm" svg:y="1.275cm" chart:style-name="ch3">
          <text:p>(shows the overhead of handling GUI, while training Cifar)</text:p>
        </chart:subtitle>
        <chart:plot-area chart:style-name="ch4" table:cell-range-address="no_display.A5:no_display.C11" chart:data-source-has-labels="both" svg:x="0.32cm" svg:y="2.016cm" svg:width="15.36cm" svg:height="6.804cm">
          <chartooo:coordinate-region svg:x="0.941cm" svg:y="2.665cm" svg:width="13.389cm" svg:height="6.155cm"/>
          <chart:axis chart:dimension="x" chart:name="primary-x" chart:style-name="ch5" chartooo:axis-type="auto">
            <chartooo:date-scale/>
            <chart:categories table:cell-range-address="no_display.A6:no_display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_display.B6:no_display.B11" chart:label-cell-address="no_display.B5:no_display.B5" chart:class="chart:bar">
            <chart:data-point chart:repeated="6"/>
          </chart:series>
          <chart:series chart:style-name="ch9" chart:values-cell-range-address="no_display.C6:no_display.C11" chart:label-cell-address="no_display.C5:no_display.C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80Ti FP32 no display</text:p>
                <draw:g>
                  <svg:desc>no_display.B5:no_display.B5</svg:desc>
                </draw:g>
              </table:table-cell>
              <table:table-cell office:value-type="string">
                <text:p>1080Ti FP32 dual-monitor</text:p>
                <draw:g>
                  <svg:desc>no_display.C5:no_display.C5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no_display.A6:no_display.A11</svg:desc>
                </draw:g>
              </table:table-cell>
              <table:table-cell office:value-type="float" office:value="281">
                <text:p>281</text:p>
                <draw:g>
                  <svg:desc>no_display.B6:no_display.B11</svg:desc>
                </draw:g>
              </table:table-cell>
              <table:table-cell office:value-type="float" office:value="290">
                <text:p>290</text:p>
                <draw:g>
                  <svg:desc>no_display.C6:no_display.C11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4">
                <text:p>30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43">
                <text:p>4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82">
                <text:p>6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17">
                <text:p>91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WRN_22</text:p>
              </table:table-cell>
              <table:table-cell office:value-type="float" office:value="1318">
                <text:p>1318</text:p>
              </table:table-cell>
              <table:table-cell office:value-type="float" office:value="1441">
                <text:p>14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000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title svg:x="4.496cm" svg:y="0.316cm" chart:style-name="ch2">
          <text:p>1080Ti no-display vs. dual-monitor</text:p>
        </chart:title>
        <chart:subtitle svg:x="3.781cm" svg:y="1.275cm" chart:style-name="ch3">
          <text:p>(shows the overhead of handling GUI, while training Cifar)</text:p>
        </chart:subtitle>
        <chart:plot-area chart:style-name="ch4" table:cell-range-address="no_display.F6:no_display.H11 no_display.G5:no_display.H5" chart:data-source-has-labels="both" svg:x="0.319cm" svg:y="2.016cm" svg:width="15.346cm" svg:height="6.81cm">
          <chartooo:coordinate-region svg:x="0.94cm" svg:y="2.665cm" svg:width="13.414cm" svg:height="6.161cm"/>
          <chart:axis chart:dimension="x" chart:name="primary-x" chart:style-name="ch5" chartooo:axis-type="auto">
            <chartooo:date-scale/>
            <chart:categories table:cell-range-address="no_display.F6:no_display.F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_display.G6:no_display.G11" chart:label-cell-address="no_display.G5:no_display.G5" chart:class="chart:bar">
            <chart:data-point chart:repeated="6"/>
          </chart:series>
          <chart:series chart:style-name="ch9" chart:values-cell-range-address="no_display.H6:no_display.H11" chart:label-cell-address="no_display.H5:no_display.H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80Ti FP32 no display</text:p>
                <draw:g>
                  <svg:desc>no_display.G5:no_display.G5</svg:desc>
                </draw:g>
              </table:table-cell>
              <table:table-cell office:value-type="string">
                <text:p>1080Ti FP32 dual-monitor</text:p>
                <draw:g>
                  <svg:desc>no_display.H5:no_display.H5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no_display.F6:no_display.F11</svg:desc>
                </draw:g>
              </table:table-cell>
              <table:table-cell office:value-type="float" office:value="1">
                <text:p>1</text:p>
                <draw:g>
                  <svg:desc>no_display.G6:no_display.G11</svg:desc>
                </draw:g>
              </table:table-cell>
              <table:table-cell office:value-type="float" office:value="1.03202846975089">
                <text:p>1.03202846975089</text:p>
                <draw:g>
                  <svg:desc>no_display.H6:no_display.H11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05921052631579">
                <text:p>1.05921052631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.07900677200903">
                <text:p>1.079006772009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7184750733138">
                <text:p>1.071847507331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.06324972737186">
                <text:p>1.06324972737186</text:p>
              </table:table-cell>
            </table:table-row>
            <table:table-row>
              <table:table-cell office:value-type="string">
                <text:p>WRN_22</text:p>
              </table:table-cell>
              <table:table-cell office:value-type="float" office:value="1">
                <text:p>1</text:p>
              </table:table-cell>
              <table:table-cell office:value-type="float" office:value="1.09332321699545">
                <text:p>1.0933232169954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8cm" svg:height="10.341cm" xlink:href=".." xlink:type="simple" chart:class="chart:bar" chart:style-name="ch1">
        <chart:title svg:x="7.337cm" svg:y="0.342cm" chart:style-name="ch2">
          <text:p>Cifar-10 in Resnet 18</text:p>
        </chart:title>
        <chart:subtitle svg:x="7.02cm" svg:y="1.327cm" chart:style-name="ch3">
          <text:p>(time-scaled, lower is better)</text:p>
        </chart:subtitle>
        <chart:plot-area chart:style-name="ch4" table:cell-range-address="'Cifar-10'.A44:'Cifar-10'.G45" chart:data-source-has-labels="both" svg:x="0.38cm" svg:y="2.216cm" svg:width="18.288cm" svg:height="7.919cm">
          <chartooo:coordinate-region svg:x="3.383cm" svg:y="2.216cm" svg:width="14.953cm" svg:height="7.272cm"/>
          <chart:axis chart:dimension="x" chart:name="primary-x" chart:style-name="ch5" chartooo:axis-type="auto">
            <chartooo:date-scale/>
            <chart:categories table:cell-range-address="'Cifar-10'.B44:'Cifar-10'.G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'.B45:'Cifar-10'.G45" chart:label-cell-address="'Cifar-10'.A45:'Cifar-10'.A45" chart:class="chart:bar">
            <chart:data-point chart:repeated="3"/>
            <chart:data-point chart:style-name="ch9"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'.B44:'Cifar-10'.G44</svg:desc>
                </draw:g>
              </table:table-cell>
              <table:table-cell office:value-type="string">
                <text:p>2060 FP16 bs*2</text:p>
              </table:table-cell>
              <table:table-cell office:value-type="string">
                <text:p>2060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1080Ti FP16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'Cifar-10'.A45:'Cifar-10'.A45</svg:desc>
                </draw:g>
              </table:table-cell>
              <table:table-cell office:value-type="float" office:value="1.12363636363636">
                <text:p>1.12363636363636</text:p>
                <draw:g>
                  <svg:desc>'Cifar-10'.B45:'Cifar-10'.G45</svg:desc>
                </draw:g>
              </table:table-cell>
              <table:table-cell office:value-type="float" office:value="1.05090909090909">
                <text:p>1.05090909090909</text:p>
              </table:table-cell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1.02181818181818">
                <text:p>1.021818181818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2cm" svg:height="9cm" xlink:href=".." xlink:type="simple" chart:class="chart:bar" chart:style-name="ch1">
        <chart:title svg:x="7.22cm" svg:y="0.316cm" chart:style-name="ch2">
          <text:p>Cifar-100 in Resnet 50</text:p>
        </chart:title>
        <chart:subtitle svg:x="5.844cm" svg:y="1.275cm" chart:style-name="ch3">
          <text:p>(duration in seconds for 30 epochs, lower is better)</text:p>
        </chart:subtitle>
        <chart:plot-area chart:style-name="ch4" table:cell-range-address="'Cifar-100'.B27:'Cifar-100'.G28 'Cifar-100'.A28:'Cifar-100'.A28" chart:data-source-has-labels="both" svg:x="0.381cm" svg:y="2.016cm" svg:width="18.29cm" svg:height="6.804cm">
          <chartooo:coordinate-region svg:x="3.384cm" svg:y="2.016cm" svg:width="14.769cm" svg:height="6.157cm"/>
          <chart:axis chart:dimension="x" chart:name="primary-x" chart:style-name="ch5" chartooo:axis-type="auto">
            <chartooo:date-scale/>
            <chart:categories table:cell-range-address="'Cifar-100'.B27:'Cifar-100'.G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28:'Cifar-100'.G28" chart:label-cell-address="'Cifar-100'.A28:'Cifar-100'.A28" chart:class="chart:bar">
            <chart:data-point chart:style-name="ch9"/>
            <chart:data-point chart:style-name="ch10" chart:repeated="3"/>
            <chart:data-point chart:style-name="ch9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27:'Cifar-100'.G27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ifar-100'.A28:'Cifar-100'.A28</svg:desc>
                </draw:g>
              </table:table-cell>
              <table:table-cell office:value-type="float" office:value="8762">
                <text:p>8762</text:p>
                <draw:g>
                  <svg:desc>'Cifar-100'.B28:'Cifar-100'.G28</svg:desc>
                </draw:g>
              </table:table-cell>
              <table:table-cell office:value-type="float" office:value="7195">
                <text:p>7195</text:p>
              </table:table-cell>
              <table:table-cell office:value-type="float" office:value="6793">
                <text:p>6793</text:p>
              </table:table-cell>
              <table:table-cell office:value-type="float" office:value="6793">
                <text:p>6793</text:p>
              </table:table-cell>
              <table:table-cell office:value-type="float" office:value="5852">
                <text:p>5852</text:p>
              </table:table-cell>
              <table:table-cell office:value-type="float" office:value="5664">
                <text:p>5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2cm" svg:height="9.461cm" xlink:href=".." xlink:type="simple" chart:class="chart:bar" chart:style-name="ch1">
        <chart:title svg:x="7.101cm" svg:y="0.325cm" chart:style-name="ch2">
          <text:p>Cifar-100 in Resnet 101</text:p>
        </chart:title>
        <chart:subtitle svg:x="5.844cm" svg:y="1.293cm" chart:style-name="ch3">
          <text:p>(duration in seconds for 30 epochs, lower is better)</text:p>
        </chart:subtitle>
        <chart:plot-area chart:style-name="ch4" table:cell-range-address="'Cifar-100'.B30:'Cifar-100'.G31 'Cifar-100'.A31:'Cifar-100'.A31" chart:data-source-has-labels="both" svg:x="0.381cm" svg:y="2.043cm" svg:width="18.29cm" svg:height="7.229cm">
          <chartooo:coordinate-region svg:x="3.384cm" svg:y="2.043cm" svg:width="14.769cm" svg:height="6.582cm"/>
          <chart:axis chart:dimension="x" chart:name="primary-x" chart:style-name="ch5" chartooo:axis-type="auto">
            <chartooo:date-scale/>
            <chart:categories table:cell-range-address="'Cifar-100'.B30:'Cifar-100'.G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31:'Cifar-100'.G31" chart:label-cell-address="'Cifar-100'.A31:'Cifar-100'.A31" chart:class="chart:bar">
            <chart:data-point chart:style-name="ch9"/>
            <chart:data-point chart:style-name="ch10" chart:repeated="3"/>
            <chart:data-point chart:style-name="ch9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30:'Cifar-100'.G30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01</text:p>
                <draw:g>
                  <svg:desc>'Cifar-100'.A31:'Cifar-100'.A31</svg:desc>
                </draw:g>
              </table:table-cell>
              <table:table-cell office:value-type="float" office:value="14211">
                <text:p>14211</text:p>
                <draw:g>
                  <svg:desc>'Cifar-100'.B31:'Cifar-100'.G31</svg:desc>
                </draw:g>
              </table:table-cell>
              <table:table-cell office:value-type="float" office:value="11991">
                <text:p>11991</text:p>
              </table:table-cell>
              <table:table-cell office:value-type="float" office:value="11183">
                <text:p>11183</text:p>
              </table:table-cell>
              <table:table-cell office:value-type="float" office:value="10596">
                <text:p>10596</text:p>
              </table:table-cell>
              <table:table-cell office:value-type="float" office:value="9773">
                <text:p>9773</text:p>
              </table:table-cell>
              <table:table-cell office:value-type="float" office:value="9019">
                <text:p>9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2cm" svg:height="9.49cm" xlink:href=".." xlink:type="simple" chart:class="chart:bar" chart:style-name="ch1">
        <chart:title svg:x="7.101cm" svg:y="0.325cm" chart:style-name="ch2">
          <text:p>Cifar-100 in Resnet 152</text:p>
        </chart:title>
        <chart:subtitle svg:x="5.844cm" svg:y="1.293cm" chart:style-name="ch3">
          <text:p>(duration in seconds for 30 epochs, lower is better)</text:p>
        </chart:subtitle>
        <chart:plot-area chart:style-name="ch4" table:cell-range-address="'Cifar-100'.B33:'Cifar-100'.G34 'Cifar-100'.A34:'Cifar-100'.A34" chart:data-source-has-labels="both" svg:x="0.381cm" svg:y="2.043cm" svg:width="18.29cm" svg:height="7.258cm">
          <chartooo:coordinate-region svg:x="3.384cm" svg:y="2.043cm" svg:width="14.769cm" svg:height="6.611cm"/>
          <chart:axis chart:dimension="x" chart:name="primary-x" chart:style-name="ch5" chartooo:axis-type="auto">
            <chartooo:date-scale/>
            <chart:categories table:cell-range-address="'Cifar-100'.B33:'Cifar-100'.G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34:'Cifar-100'.G34" chart:label-cell-address="'Cifar-100'.A34:'Cifar-100'.A34" chart:class="chart:bar">
            <chart:data-point chart:style-name="ch9"/>
            <chart:data-point chart:style-name="ch10" chart:repeated="3"/>
            <chart:data-point chart:style-name="ch9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33:'Cifar-100'.G33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52</text:p>
                <draw:g>
                  <svg:desc>'Cifar-100'.A34:'Cifar-100'.A34</svg:desc>
                </draw:g>
              </table:table-cell>
              <table:table-cell office:value-type="float" office:value="21428">
                <text:p>21428</text:p>
                <draw:g>
                  <svg:desc>'Cifar-100'.B34:'Cifar-100'.G34</svg:desc>
                </draw:g>
              </table:table-cell>
              <table:table-cell office:value-type="float" office:value="17853">
                <text:p>17853</text:p>
              </table:table-cell>
              <table:table-cell office:value-type="float" office:value="16495">
                <text:p>16495</text:p>
              </table:table-cell>
              <table:table-cell office:value-type="float" office:value="16077">
                <text:p>16077</text:p>
              </table:table-cell>
              <table:table-cell office:value-type="float" office:value="14688">
                <text:p>14688</text:p>
              </table:table-cell>
              <table:table-cell office:value-type="float" office:value="12794">
                <text:p>127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69cm" svg:height="9.298cm" xlink:href=".." xlink:type="simple" chart:class="chart:bar" chart:style-name="ch1">
        <chart:title svg:x="7.178cm" svg:y="0.321cm" chart:style-name="ch2">
          <text:p>Cifar-100 in Resnet 18</text:p>
        </chart:title>
        <chart:subtitle svg:x="7.403cm" svg:y="1.285cm" chart:style-name="ch3">
          <text:p>(time-scaled, lower is better)</text:p>
        </chart:subtitle>
        <chart:plot-area chart:style-name="ch4" table:cell-range-address="'Cifar-100'.B38:'Cifar-100'.G39 'Cifar-100'.A39:'Cifar-100'.A39" chart:data-source-has-labels="both" svg:x="0.379cm" svg:y="2.031cm" svg:width="18.211cm" svg:height="7.082cm">
          <chartooo:coordinate-region svg:x="3.382cm" svg:y="2.031cm" svg:width="14.876cm" svg:height="6.435cm"/>
          <chart:axis chart:dimension="x" chart:name="primary-x" chart:style-name="ch5" chartooo:axis-type="auto">
            <chartooo:date-scale/>
            <chart:categories table:cell-range-address="'Cifar-100'.B38:'Cifar-100'.G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39:'Cifar-100'.G39" chart:label-cell-address="'Cifar-100'.A39:'Cifar-100'.A39" chart:class="chart:bar">
            <chart:data-point chart:style-name="ch9"/>
            <chart:data-point chart:style-name="ch10" chart:repeated="3"/>
            <chart:data-point chart:style-name="ch9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38:'Cifar-100'.G38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 bs*2</text:p>
              </table:table-cell>
              <table:table-cell office:value-type="string">
                <text:p>2060 FP16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'Cifar-100'.A39:'Cifar-100'.A39</svg:desc>
                </draw:g>
              </table:table-cell>
              <table:table-cell office:value-type="float" office:value="1.29451744449479">
                <text:p>1.29451744449479</text:p>
                <draw:g>
                  <svg:desc>'Cifar-100'.B39:'Cifar-100'.G39</svg:desc>
                </draw:g>
              </table:table-cell>
              <table:table-cell office:value-type="float" office:value="1.08699592206615">
                <text:p>1.08699592206615</text:p>
              </table:table-cell>
              <table:table-cell office:value-type="float" office:value="1.07340280924332">
                <text:p>1.07340280924332</text:p>
              </table:table-cell>
              <table:table-cell office:value-type="float" office:value="1.00724966017218">
                <text:p>1.00724966017218</text:p>
              </table:table-cell>
              <table:table-cell office:value-type="float" office:value="1.00090620752152">
                <text:p>1.000906207521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5cm" svg:height="9cm" xlink:href=".." xlink:type="simple" chart:class="chart:bar" chart:style-name="ch1">
        <chart:title svg:x="7.216cm" svg:y="0.316cm" chart:style-name="ch2">
          <text:p>Cifar-100 in Resnet 34</text:p>
        </chart:title>
        <chart:subtitle svg:x="7.441cm" svg:y="1.275cm" chart:style-name="ch3">
          <text:p>(time-scaled, lower is better)</text:p>
        </chart:subtitle>
        <chart:plot-area chart:style-name="ch4" table:cell-range-address="'Cifar-100'.B41:'Cifar-100'.G42 'Cifar-100'.A42:'Cifar-100'.A42" chart:data-source-has-labels="both" svg:x="0.38cm" svg:y="2.016cm" svg:width="18.285cm" svg:height="6.804cm">
          <chartooo:coordinate-region svg:x="3.383cm" svg:y="2.016cm" svg:width="14.95cm" svg:height="6.157cm"/>
          <chart:axis chart:dimension="x" chart:name="primary-x" chart:style-name="ch5" chartooo:axis-type="auto">
            <chartooo:date-scale/>
            <chart:categories table:cell-range-address="'Cifar-100'.B41:'Cifar-100'.G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42:'Cifar-100'.G42" chart:label-cell-address="'Cifar-100'.A42:'Cifar-100'.A42" chart:class="chart:bar">
            <chart:data-point/>
            <chart:data-point chart:style-name="ch9" chart:repeated="2"/>
            <chart:data-point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41:'Cifar-100'.G41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</table:table-row>
          </table:table-header-rows>
          <table:table-rows>
            <table:table-row>
              <table:table-cell office:value-type="string">
                <text:p>34</text:p>
                <draw:g>
                  <svg:desc>'Cifar-100'.A42:'Cifar-100'.A42</svg:desc>
                </draw:g>
              </table:table-cell>
              <table:table-cell office:value-type="float" office:value="1.34867807153966">
                <text:p>1.34867807153966</text:p>
                <draw:g>
                  <svg:desc>'Cifar-100'.B42:'Cifar-100'.G42</svg:desc>
                </draw:g>
              </table:table-cell>
              <table:table-cell office:value-type="float" office:value="1.08429237947123">
                <text:p>1.08429237947123</text:p>
              </table:table-cell>
              <table:table-cell office:value-type="float" office:value="1.04945567651633">
                <text:p>1.04945567651633</text:p>
              </table:table-cell>
              <table:table-cell office:value-type="float" office:value="1.00870917573872">
                <text:p>1.00870917573872</text:p>
              </table:table-cell>
              <table:table-cell office:value-type="float" office:value="1.0049766718507">
                <text:p>1.004976671850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01cm" svg:height="9cm" xlink:href=".." xlink:type="simple" chart:class="chart:bar" chart:style-name="ch1">
        <chart:title svg:x="7.244cm" svg:y="0.316cm" chart:style-name="ch2">
          <text:p>Cifar-100 in Resnet 50</text:p>
        </chart:title>
        <chart:subtitle svg:x="7.469cm" svg:y="1.275cm" chart:style-name="ch3">
          <text:p>(time-scaled, lower is better)</text:p>
        </chart:subtitle>
        <chart:plot-area chart:style-name="ch4" table:cell-range-address="'Cifar-100'.B44:'Cifar-100'.G45 'Cifar-100'.A45:'Cifar-100'.A45" chart:data-source-has-labels="both" svg:x="0.382cm" svg:y="2.016cm" svg:width="18.337cm" svg:height="6.804cm">
          <chartooo:coordinate-region svg:x="3.385cm" svg:y="2.016cm" svg:width="15.002cm" svg:height="6.157cm"/>
          <chart:axis chart:dimension="x" chart:name="primary-x" chart:style-name="ch5" chartooo:axis-type="auto">
            <chartooo:date-scale/>
            <chart:categories table:cell-range-address="'Cifar-100'.B44:'Cifar-100'.G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45:'Cifar-100'.G45" chart:label-cell-address="'Cifar-100'.A45:'Cifar-100'.A45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44:'Cifar-100'.G44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32</text:p>
              </table:table-cell>
              <table:table-cell office:value-type="string">
                <text:p>1080Ti FP16 bs*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ifar-100'.A45:'Cifar-100'.A45</svg:desc>
                </draw:g>
              </table:table-cell>
              <table:table-cell office:value-type="float" office:value="1.54696327683616">
                <text:p>1.54696327683616</text:p>
                <draw:g>
                  <svg:desc>'Cifar-100'.B45:'Cifar-100'.G45</svg:desc>
                </draw:g>
              </table:table-cell>
              <table:table-cell office:value-type="float" office:value="1.27030367231638">
                <text:p>1.27030367231638</text:p>
              </table:table-cell>
              <table:table-cell office:value-type="float" office:value="1.1993290960452">
                <text:p>1.1993290960452</text:p>
              </table:table-cell>
              <table:table-cell office:value-type="float" office:value="1.1993290960452">
                <text:p>1.1993290960452</text:p>
              </table:table-cell>
              <table:table-cell office:value-type="float" office:value="1.03319209039548">
                <text:p>1.033192090395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9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4cm" svg:height="9.437cm" xlink:href=".." xlink:type="simple" chart:class="chart:bar" chart:style-name="ch1">
        <chart:title svg:x="7.097cm" svg:y="0.324cm" chart:style-name="ch2">
          <text:p>Cifar-100 in Resnet 101</text:p>
        </chart:title>
        <chart:subtitle svg:x="7.441cm" svg:y="1.291cm" chart:style-name="ch3">
          <text:p>(time-scaled, lower is better)</text:p>
        </chart:subtitle>
        <chart:plot-area chart:style-name="ch4" table:cell-range-address="'Cifar-100'.B47:'Cifar-100'.G48 'Cifar-100'.A48:'Cifar-100'.A48" chart:data-source-has-labels="both" svg:x="0.38cm" svg:y="2.04cm" svg:width="18.284cm" svg:height="7.209cm">
          <chartooo:coordinate-region svg:x="3.383cm" svg:y="2.04cm" svg:width="14.949cm" svg:height="6.562cm"/>
          <chart:axis chart:dimension="x" chart:name="primary-x" chart:style-name="ch5" chartooo:axis-type="auto">
            <chartooo:date-scale/>
            <chart:categories table:cell-range-address="'Cifar-100'.B47:'Cifar-100'.G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-100'.B48:'Cifar-100'.G48" chart:label-cell-address="'Cifar-100'.A48:'Cifar-100'.A48" chart:class="chart:bar">
            <chart:data-point/>
            <chart:data-point chart:style-name="ch9" chart:repeated="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60 FP32</text:p>
                <draw:g>
                  <svg:desc>'Cifar-100'.B47:'Cifar-100'.G47</svg:desc>
                </draw:g>
              </table:table-cell>
              <table:table-cell office:value-type="string">
                <text:p>1080Ti FP16</text:p>
              </table:table-cell>
              <table:table-cell office:value-type="string">
                <text:p>1080Ti FP16 bs*2</text:p>
              </table:table-cell>
              <table:table-cell office:value-type="string">
                <text:p>1080Ti FP32</text:p>
              </table:table-cell>
              <table:table-cell office:value-type="string">
                <text:p>2060 FP16</text:p>
              </table:table-cell>
              <table:table-cell office:value-type="string">
                <text:p>2060 FP16 bs*2</text:p>
              </table:table-cell>
            </table:table-row>
          </table:table-header-rows>
          <table:table-rows>
            <table:table-row>
              <table:table-cell office:value-type="string">
                <text:p>101</text:p>
                <draw:g>
                  <svg:desc>'Cifar-100'.A48:'Cifar-100'.A48</svg:desc>
                </draw:g>
              </table:table-cell>
              <table:table-cell office:value-type="float" office:value="1.575673578002">
                <text:p>1.575673578002</text:p>
                <draw:g>
                  <svg:desc>'Cifar-100'.B48:'Cifar-100'.G48</svg:desc>
                </draw:g>
              </table:table-cell>
              <table:table-cell office:value-type="float" office:value="1.32952655505045">
                <text:p>1.32952655505045</text:p>
              </table:table-cell>
              <table:table-cell office:value-type="float" office:value="1.23993790885908">
                <text:p>1.23993790885908</text:p>
              </table:table-cell>
              <table:table-cell office:value-type="float" office:value="1.17485308792549">
                <text:p>1.17485308792549</text:p>
              </table:table-cell>
              <table:table-cell office:value-type="float" office:value="1.08360128617363">
                <text:p>1.083601286173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